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0.654790565791696" calcext:value-type="float">
            <text:p>-0.654790565791696</text:p>
          </table:table-cell>
          <table:table-cell office:value-type="float" office:value="-0.748780963878853" calcext:value-type="float">
            <text:p>-0.748780963878853</text:p>
          </table:table-cell>
          <table:table-cell office:value-type="float" office:value="-0.549224119102165" calcext:value-type="float">
            <text:p>-0.549224119102165</text:p>
          </table:table-cell>
          <table:table-cell office:value-type="float" office:value="-9.57541889727452" calcext:value-type="float">
            <text:p>-9.57541889727452</text:p>
          </table:table-cell>
          <table:table-cell office:value-type="float" office:value="-0.748780963878853" calcext:value-type="float">
            <text:p>-0.748780963878853</text:p>
          </table:table-cell>
          <table:table-cell office:value-type="float" office:value="-1.17380276118159" calcext:value-type="float">
            <text:p>-1.17380276118159</text:p>
          </table:table-cell>
          <table:table-cell office:value-type="float" office:value="-1.83327653993614" calcext:value-type="float">
            <text:p>-1.83327653993614</text:p>
          </table:table-cell>
          <table:table-cell office:value-type="float" office:value="-2.23313425723771" calcext:value-type="float">
            <text:p>-2.23313425723771</text:p>
          </table:table-cell>
          <table:table-cell office:value-type="float" office:value="-0.43591956804645" calcext:value-type="float">
            <text:p>-0.43591956804645</text:p>
          </table:table-cell>
          <table:table-cell office:value-type="float" office:value="-0.549224119102165" calcext:value-type="float">
            <text:p>-0.549224119102165</text:p>
          </table:table-cell>
          <table:table-cell office:value-type="float" office:value="-1.85023527554301" calcext:value-type="float">
            <text:p>-1.85023527554301</text:p>
          </table:table-cell>
          <table:table-cell office:value-type="float" office:value="2.77936768186836" calcext:value-type="float">
            <text:p>2.77936768186836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2.0142951902422" calcext:value-type="float">
            <text:p>-2.0142951902422</text:p>
          </table:table-cell>
          <table:table-cell office:value-type="float" office:value="-1.77883261264177" calcext:value-type="float">
            <text:p>-1.77883261264177</text:p>
          </table:table-cell>
          <table:table-cell office:value-type="float" office:value="-3.42905212330934" calcext:value-type="float">
            <text:p>-3.42905212330934</text:p>
          </table:table-cell>
          <table:table-cell office:value-type="float" office:value="-2.93785402460507" calcext:value-type="float">
            <text:p>-2.93785402460507</text:p>
          </table:table-cell>
          <table:table-cell office:value-type="float" office:value="-10.7984384184786" calcext:value-type="float">
            <text:p>-10.7984384184786</text:p>
          </table:table-cell>
          <table:table-cell office:value-type="float" office:value="-2.4012004198631" calcext:value-type="float">
            <text:p>-2.4012004198631</text:p>
          </table:table-cell>
          <table:table-cell office:value-type="float" office:value="-1.42008539180513" calcext:value-type="float">
            <text:p>-1.42008539180513</text:p>
          </table:table-cell>
          <table:table-cell office:value-type="float" office:value="-3.02820475675329" calcext:value-type="float">
            <text:p>-3.02820475675329</text:p>
          </table:table-cell>
          <table:table-cell office:value-type="float" office:value="-2.78790734499888" calcext:value-type="float">
            <text:p>-2.78790734499888</text:p>
          </table:table-cell>
          <table:table-cell office:value-type="float" office:value="-6.77830658136266" calcext:value-type="float">
            <text:p>-6.77830658136266</text:p>
          </table:table-cell>
          <table:table-cell office:value-type="float" office:value="-3.737417686406" calcext:value-type="float">
            <text:p>-3.737417686406</text:p>
          </table:table-cell>
          <table:table-cell office:value-type="float" office:value="2.89068764335479" calcext:value-type="float">
            <text:p>2.8906876433547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6.55189177438208" calcext:value-type="float">
            <text:p>-6.55189177438208</text:p>
          </table:table-cell>
          <table:table-cell office:value-type="float" office:value="-8.49060121144335" calcext:value-type="float">
            <text:p>-8.49060121144335</text:p>
          </table:table-cell>
          <table:table-cell office:value-type="float" office:value="-10.7291454422979" calcext:value-type="float">
            <text:p>-10.7291454422979</text:p>
          </table:table-cell>
          <table:table-cell office:value-type="float" office:value="-4.20565489715786" calcext:value-type="float">
            <text:p>-4.20565489715786</text:p>
          </table:table-cell>
          <table:table-cell office:value-type="float" office:value="-2.33141221044739" calcext:value-type="float">
            <text:p>-2.33141221044739</text:p>
          </table:table-cell>
          <table:table-cell office:value-type="float" office:value="-8.70784135444852" calcext:value-type="float">
            <text:p>-8.70784135444852</text:p>
          </table:table-cell>
          <table:table-cell office:value-type="float" office:value="-2.39390296617425" calcext:value-type="float">
            <text:p>-2.39390296617425</text:p>
          </table:table-cell>
          <table:table-cell office:value-type="float" office:value="-2.2973992658573" calcext:value-type="float">
            <text:p>-2.2973992658573</text:p>
          </table:table-cell>
          <table:table-cell office:value-type="float" office:value="-4.20288793173041" calcext:value-type="float">
            <text:p>-4.20288793173041</text:p>
          </table:table-cell>
          <table:table-cell office:value-type="float" office:value="-11.0847668893693" calcext:value-type="float">
            <text:p>-11.0847668893693</text:p>
          </table:table-cell>
          <table:table-cell office:value-type="float" office:value="-6.09955039433084" calcext:value-type="float">
            <text:p>-6.09955039433084</text:p>
          </table:table-cell>
          <table:table-cell office:value-type="float" office:value="3.4734175032502" calcext:value-type="float">
            <text:p>3.473417503250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12.6102669700834" calcext:value-type="float">
            <text:p>-12.6102669700834</text:p>
          </table:table-cell>
          <table:table-cell office:value-type="float" office:value="-17.3345958227912" calcext:value-type="float">
            <text:p>-17.3345958227912</text:p>
          </table:table-cell>
          <table:table-cell office:value-type="float" office:value="-12.7617028514352" calcext:value-type="float">
            <text:p>-12.7617028514352</text:p>
          </table:table-cell>
          <table:table-cell office:value-type="float" office:value="-10.9778539019877" calcext:value-type="float">
            <text:p>-10.9778539019877</text:p>
          </table:table-cell>
          <table:table-cell office:value-type="float" office:value="-8.32355678898931" calcext:value-type="float">
            <text:p>-8.32355678898931</text:p>
          </table:table-cell>
          <table:table-cell office:value-type="float" office:value="-2.9096636347457" calcext:value-type="float">
            <text:p>-2.9096636347457</text:p>
          </table:table-cell>
          <table:table-cell office:value-type="float" office:value="-0.261884636326784" calcext:value-type="float">
            <text:p>-0.261884636326784</text:p>
          </table:table-cell>
          <table:table-cell office:value-type="float" office:value="-8.60934705190105" calcext:value-type="float">
            <text:p>-8.60934705190105</text:p>
          </table:table-cell>
          <table:table-cell office:value-type="float" office:value="-8.27347408758686" calcext:value-type="float">
            <text:p>-8.27347408758686</text:p>
          </table:table-cell>
          <table:table-cell office:value-type="float" office:value="-8.91146323261784" calcext:value-type="float">
            <text:p>-8.91146323261784</text:p>
          </table:table-cell>
          <table:table-cell office:value-type="float" office:value="-9.0973808978465" calcext:value-type="float">
            <text:p>-9.0973808978465</text:p>
          </table:table-cell>
          <table:table-cell office:value-type="float" office:value="4.88830486509476" calcext:value-type="float">
            <text:p>4.88830486509476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14.4634596171738" calcext:value-type="float">
            <text:p>-14.4634596171738</text:p>
          </table:table-cell>
          <table:table-cell office:value-type="float" office:value="-20.6530051033818" calcext:value-type="float">
            <text:p>-20.6530051033818</text:p>
          </table:table-cell>
          <table:table-cell office:value-type="float" office:value="-19.2655703090882" calcext:value-type="float">
            <text:p>-19.2655703090882</text:p>
          </table:table-cell>
          <table:table-cell office:value-type="float" office:value="-7.30449390023336" calcext:value-type="float">
            <text:p>-7.30449390023336</text:p>
          </table:table-cell>
          <table:table-cell office:value-type="float" office:value="-3.91822130977784" calcext:value-type="float">
            <text:p>-3.91822130977784</text:p>
          </table:table-cell>
          <table:table-cell office:value-type="float" office:value="-1.7721505870839" calcext:value-type="float">
            <text:p>-1.7721505870839</text:p>
          </table:table-cell>
          <table:table-cell office:value-type="float" office:value="0.26997281205626" calcext:value-type="float">
            <text:p>0.26997281205626</text:p>
          </table:table-cell>
          <table:table-cell office:value-type="float" office:value="-14.5291788456084" calcext:value-type="float">
            <text:p>-14.5291788456084</text:p>
          </table:table-cell>
          <table:table-cell office:value-type="float" office:value="-0.0903770397732428" calcext:value-type="float">
            <text:p>-0.090377039773243</text:p>
          </table:table-cell>
          <table:table-cell office:value-type="float" office:value="-6.58041140460558" calcext:value-type="float">
            <text:p>-6.58041140460558</text:p>
          </table:table-cell>
          <table:table-cell office:value-type="float" office:value="-8.83068953046698" calcext:value-type="float">
            <text:p>-8.83068953046698</text:p>
          </table:table-cell>
          <table:table-cell office:value-type="float" office:value="7.84161420444166" calcext:value-type="float">
            <text:p>7.84161420444166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17.3736889754352" calcext:value-type="float">
            <text:p>-17.3736889754352</text:p>
          </table:table-cell>
          <table:table-cell office:value-type="float" office:value="-15.711060345088" calcext:value-type="float">
            <text:p>-15.711060345088</text:p>
          </table:table-cell>
          <table:table-cell office:value-type="float" office:value="-16.1059909615482" calcext:value-type="float">
            <text:p>-16.1059909615482</text:p>
          </table:table-cell>
          <table:table-cell office:value-type="float" office:value="-5.93180044608842" calcext:value-type="float">
            <text:p>-5.93180044608842</text:p>
          </table:table-cell>
          <table:table-cell office:value-type="float" office:value="-11.2818669716171" calcext:value-type="float">
            <text:p>-11.2818669716171</text:p>
          </table:table-cell>
          <table:table-cell office:value-type="float" office:value="-6.80172357136575" calcext:value-type="float">
            <text:p>-6.80172357136575</text:p>
          </table:table-cell>
          <table:table-cell office:value-type="float" office:value="-8.56047497362846" calcext:value-type="float">
            <text:p>-8.56047497362846</text:p>
          </table:table-cell>
          <table:table-cell office:value-type="float" office:value="-8.62399094421407" calcext:value-type="float">
            <text:p>-8.62399094421407</text:p>
          </table:table-cell>
          <table:table-cell office:value-type="float" office:value="-18.778767686213" calcext:value-type="float">
            <text:p>-18.778767686213</text:p>
          </table:table-cell>
          <table:table-cell office:value-type="float" office:value="-11.2533311131442" calcext:value-type="float">
            <text:p>-11.2533311131442</text:p>
          </table:table-cell>
          <table:table-cell office:value-type="float" office:value="-12.0422695988342" calcext:value-type="float">
            <text:p>-12.0422695988342</text:p>
          </table:table-cell>
          <table:table-cell office:value-type="float" office:value="4.63785882947351" calcext:value-type="float">
            <text:p>4.63785882947351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26.9376048701376" calcext:value-type="float">
            <text:p>-26.9376048701376</text:p>
          </table:table-cell>
          <table:table-cell office:value-type="float" office:value="-10.3474684485095" calcext:value-type="float">
            <text:p>-10.3474684485095</text:p>
          </table:table-cell>
          <table:table-cell office:value-type="float" office:value="-18.3943808598006" calcext:value-type="float">
            <text:p>-18.3943808598006</text:p>
          </table:table-cell>
          <table:table-cell office:value-type="float" office:value="-15.7383740621316" calcext:value-type="float">
            <text:p>-15.7383740621316</text:p>
          </table:table-cell>
          <table:table-cell office:value-type="float" office:value="-14.5450597636352" calcext:value-type="float">
            <text:p>-14.5450597636352</text:p>
          </table:table-cell>
          <table:table-cell office:value-type="float" office:value="-35.9227617075455" calcext:value-type="float">
            <text:p>-35.9227617075455</text:p>
          </table:table-cell>
          <table:table-cell office:value-type="float" office:value="-19.0770356819937" calcext:value-type="float">
            <text:p>-19.0770356819937</text:p>
          </table:table-cell>
          <table:table-cell office:value-type="float" office:value="-14.356402832915" calcext:value-type="float">
            <text:p>-14.356402832915</text:p>
          </table:table-cell>
          <table:table-cell office:value-type="float" office:value="-13.0490244412117" calcext:value-type="float">
            <text:p>-13.0490244412117</text:p>
          </table:table-cell>
          <table:table-cell office:value-type="float" office:value="-13.0396335698658" calcext:value-type="float">
            <text:p>-13.0396335698658</text:p>
          </table:table-cell>
          <table:table-cell office:value-type="float" office:value="-18.1407746237746" calcext:value-type="float">
            <text:p>-18.1407746237746</text:p>
          </table:table-cell>
          <table:table-cell office:value-type="float" office:value="7.74761276998852" calcext:value-type="float">
            <text:p>7.74761276998852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12.9578681963533" calcext:value-type="float">
            <text:p>-12.9578681963533</text:p>
          </table:table-cell>
          <table:table-cell office:value-type="float" office:value="-18.8840963899948" calcext:value-type="float">
            <text:p>-18.8840963899948</text:p>
          </table:table-cell>
          <table:table-cell office:value-type="float" office:value="-5.02727044589385" calcext:value-type="float">
            <text:p>-5.02727044589385</text:p>
          </table:table-cell>
          <table:table-cell office:value-type="float" office:value="-17.6300284721258" calcext:value-type="float">
            <text:p>-17.6300284721258</text:p>
          </table:table-cell>
          <table:table-cell office:value-type="float" office:value="-13.6536961927279" calcext:value-type="float">
            <text:p>-13.6536961927279</text:p>
          </table:table-cell>
          <table:table-cell office:value-type="float" office:value="-17.1464782721012" calcext:value-type="float">
            <text:p>-17.1464782721012</text:p>
          </table:table-cell>
          <table:table-cell office:value-type="float" office:value="-15.4418786724492" calcext:value-type="float">
            <text:p>-15.4418786724492</text:p>
          </table:table-cell>
          <table:table-cell office:value-type="float" office:value="-16.0067925648859" calcext:value-type="float">
            <text:p>-16.0067925648859</text:p>
          </table:table-cell>
          <table:table-cell office:value-type="float" office:value="-18.7412025620823" calcext:value-type="float">
            <text:p>-18.7412025620823</text:p>
          </table:table-cell>
          <table:table-cell office:value-type="float" office:value="-3.3549616606845" calcext:value-type="float">
            <text:p>-3.3549616606845</text:p>
          </table:table-cell>
          <table:table-cell office:value-type="float" office:value="-13.8844273429299" calcext:value-type="float">
            <text:p>-13.8844273429299</text:p>
          </table:table-cell>
          <table:table-cell office:value-type="float" office:value="5.48144520217837" calcext:value-type="float">
            <text:p>5.48144520217837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8.5017163809741" calcext:value-type="float">
            <text:p>-8.5017163809741</text:p>
          </table:table-cell>
          <table:table-cell office:value-type="float" office:value="-15.8822037252932" calcext:value-type="float">
            <text:p>-15.8822037252932</text:p>
          </table:table-cell>
          <table:table-cell office:value-type="float" office:value="-20.1748916694072" calcext:value-type="float">
            <text:p>-20.1748916694072</text:p>
          </table:table-cell>
          <table:table-cell office:value-type="float" office:value="-7.71717533246923" calcext:value-type="float">
            <text:p>-7.71717533246923</text:p>
          </table:table-cell>
          <table:table-cell office:value-type="float" office:value="-28.3959598195481" calcext:value-type="float">
            <text:p>-28.3959598195481</text:p>
          </table:table-cell>
          <table:table-cell office:value-type="float" office:value="-20.3592637638216" calcext:value-type="float">
            <text:p>-20.3592637638216</text:p>
          </table:table-cell>
          <table:table-cell office:value-type="float" office:value="-21.8994974352209" calcext:value-type="float">
            <text:p>-21.8994974352209</text:p>
          </table:table-cell>
          <table:table-cell office:value-type="float" office:value="-20.921702198335" calcext:value-type="float">
            <text:p>-20.921702198335</text:p>
          </table:table-cell>
          <table:table-cell office:value-type="float" office:value="-4.50200081671895" calcext:value-type="float">
            <text:p>-4.50200081671895</text:p>
          </table:table-cell>
          <table:table-cell office:value-type="float" office:value="-14.7270247861502" calcext:value-type="float">
            <text:p>-14.7270247861502</text:p>
          </table:table-cell>
          <table:table-cell office:value-type="float" office:value="-16.3081435927938" calcext:value-type="float">
            <text:p>-16.3081435927938</text:p>
          </table:table-cell>
          <table:table-cell office:value-type="float" office:value="7.50435567906865" calcext:value-type="float">
            <text:p>7.5043556790686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10.6417386553663" calcext:value-type="float">
            <text:p>-10.6417386553663</text:p>
          </table:table-cell>
          <table:table-cell office:value-type="float" office:value="-11.9156768734005" calcext:value-type="float">
            <text:p>-11.9156768734005</text:p>
          </table:table-cell>
          <table:table-cell office:value-type="float" office:value="-22.0224878550247" calcext:value-type="float">
            <text:p>-22.0224878550247</text:p>
          </table:table-cell>
          <table:table-cell office:value-type="float" office:value="-12.1559734619961" calcext:value-type="float">
            <text:p>-12.1559734619961</text:p>
          </table:table-cell>
          <table:table-cell office:value-type="float" office:value="-31.7517802195078" calcext:value-type="float">
            <text:p>-31.7517802195078</text:p>
          </table:table-cell>
          <table:table-cell office:value-type="float" office:value="-11.3298145328393" calcext:value-type="float">
            <text:p>-11.3298145328393</text:p>
          </table:table-cell>
          <table:table-cell office:value-type="float" office:value="-15.4077349286451" calcext:value-type="float">
            <text:p>-15.4077349286451</text:p>
          </table:table-cell>
          <table:table-cell office:value-type="float" office:value="-22.9663412325925" calcext:value-type="float">
            <text:p>-22.9663412325925</text:p>
          </table:table-cell>
          <table:table-cell office:value-type="float" office:value="-12.4260557159147" calcext:value-type="float">
            <text:p>-12.4260557159147</text:p>
          </table:table-cell>
          <table:table-cell office:value-type="float" office:value="-38.08114028359" calcext:value-type="float">
            <text:p>-38.08114028359</text:p>
          </table:table-cell>
          <table:table-cell office:value-type="float" office:value="-18.8698743758877" calcext:value-type="float">
            <text:p>-18.8698743758877</text:p>
          </table:table-cell>
          <table:table-cell office:value-type="float" office:value="9.62195120619312" calcext:value-type="float">
            <text:p>9.62195120619312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32.0001707118129" calcext:value-type="float">
            <text:p>-32.0001707118129</text:p>
          </table:table-cell>
          <table:table-cell office:value-type="float" office:value="-18.3080696827559" calcext:value-type="float">
            <text:p>-18.3080696827559</text:p>
          </table:table-cell>
          <table:table-cell office:value-type="float" office:value="-36.4893708854501" calcext:value-type="float">
            <text:p>-36.4893708854501</text:p>
          </table:table-cell>
          <table:table-cell office:value-type="float" office:value="-12.0117168205271" calcext:value-type="float">
            <text:p>-12.0117168205271</text:p>
          </table:table-cell>
          <table:table-cell office:value-type="float" office:value="-19.6032219478453" calcext:value-type="float">
            <text:p>-19.6032219478453</text:p>
          </table:table-cell>
          <table:table-cell office:value-type="float" office:value="-26.2722068133933" calcext:value-type="float">
            <text:p>-26.2722068133933</text:p>
          </table:table-cell>
          <table:table-cell office:value-type="float" office:value="-15.9186632450049" calcext:value-type="float">
            <text:p>-15.9186632450049</text:p>
          </table:table-cell>
          <table:table-cell office:value-type="float" office:value="-29.3241804512812" calcext:value-type="float">
            <text:p>-29.3241804512812</text:p>
          </table:table-cell>
          <table:table-cell office:value-type="float" office:value="-15.8160305171568" calcext:value-type="float">
            <text:p>-15.8160305171568</text:p>
          </table:table-cell>
          <table:table-cell office:value-type="float" office:value="-54.1346624264336" calcext:value-type="float">
            <text:p>-54.1346624264336</text:p>
          </table:table-cell>
          <table:table-cell office:value-type="float" office:value="-25.9878293501661" calcext:value-type="float">
            <text:p>-25.9878293501661</text:p>
          </table:table-cell>
          <table:table-cell office:value-type="float" office:value="12.6921418555194" calcext:value-type="float">
            <text:p>12.6921418555194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5.5756155985393" calcext:value-type="float">
            <text:p>-15.5756155985393</text:p>
          </table:table-cell>
          <table:table-cell office:value-type="float" office:value="-24.1350665058251" calcext:value-type="float">
            <text:p>-24.1350665058251</text:p>
          </table:table-cell>
          <table:table-cell office:value-type="float" office:value="-12.4138648214624" calcext:value-type="float">
            <text:p>-12.4138648214624</text:p>
          </table:table-cell>
          <table:table-cell office:value-type="float" office:value="-13.5336344295676" calcext:value-type="float">
            <text:p>-13.5336344295676</text:p>
          </table:table-cell>
          <table:table-cell office:value-type="float" office:value="-16.5823718947025" calcext:value-type="float">
            <text:p>-16.5823718947025</text:p>
          </table:table-cell>
          <table:table-cell office:value-type="float" office:value="-14.177407574766" calcext:value-type="float">
            <text:p>-14.177407574766</text:p>
          </table:table-cell>
          <table:table-cell office:value-type="float" office:value="-30.1664361916081" calcext:value-type="float">
            <text:p>-30.1664361916081</text:p>
          </table:table-cell>
          <table:table-cell office:value-type="float" office:value="-10.4669030576185" calcext:value-type="float">
            <text:p>-10.4669030576185</text:p>
          </table:table-cell>
          <table:table-cell office:value-type="float" office:value="-26.0440634401889" calcext:value-type="float">
            <text:p>-26.0440634401889</text:p>
          </table:table-cell>
          <table:table-cell office:value-type="float" office:value="-13.0341687251648" calcext:value-type="float">
            <text:p>-13.0341687251648</text:p>
          </table:table-cell>
          <table:table-cell office:value-type="float" office:value="-17.6129532239443" calcext:value-type="float">
            <text:p>-17.6129532239443</text:p>
          </table:table-cell>
          <table:table-cell office:value-type="float" office:value="6.69933657289304" calcext:value-type="float">
            <text:p>6.69933657289304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7.247671954422" calcext:value-type="float">
            <text:p>-17.247671954422</text:p>
          </table:table-cell>
          <table:table-cell office:value-type="float" office:value="-21.0477358293764" calcext:value-type="float">
            <text:p>-21.0477358293764</text:p>
          </table:table-cell>
          <table:table-cell office:value-type="float" office:value="-27.5909197879477" calcext:value-type="float">
            <text:p>-27.5909197879477</text:p>
          </table:table-cell>
          <table:table-cell office:value-type="float" office:value="-15.0653637800935" calcext:value-type="float">
            <text:p>-15.0653637800935</text:p>
          </table:table-cell>
          <table:table-cell office:value-type="float" office:value="-12.8631848930082" calcext:value-type="float">
            <text:p>-12.8631848930082</text:p>
          </table:table-cell>
          <table:table-cell office:value-type="float" office:value="-14.8714461746439" calcext:value-type="float">
            <text:p>-14.8714461746439</text:p>
          </table:table-cell>
          <table:table-cell office:value-type="float" office:value="-13.8453586875031" calcext:value-type="float">
            <text:p>-13.8453586875031</text:p>
          </table:table-cell>
          <table:table-cell office:value-type="float" office:value="-22.4639767919641" calcext:value-type="float">
            <text:p>-22.4639767919641</text:p>
          </table:table-cell>
          <table:table-cell office:value-type="float" office:value="-18.0297935824825" calcext:value-type="float">
            <text:p>-18.0297935824825</text:p>
          </table:table-cell>
          <table:table-cell office:value-type="float" office:value="-5.80548668142918" calcext:value-type="float">
            <text:p>-5.80548668142918</text:p>
          </table:table-cell>
          <table:table-cell office:value-type="float" office:value="-16.8830938162871" calcext:value-type="float">
            <text:p>-16.8830938162871</text:p>
          </table:table-cell>
          <table:table-cell office:value-type="float" office:value="5.96329162938956" calcext:value-type="float">
            <text:p>5.96329162938956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19.5441276128521" calcext:value-type="float">
            <text:p>-19.5441276128521</text:p>
          </table:table-cell>
          <table:table-cell office:value-type="float" office:value="-12.5514455403339" calcext:value-type="float">
            <text:p>-12.5514455403339</text:p>
          </table:table-cell>
          <table:table-cell office:value-type="float" office:value="-35.2037753814579" calcext:value-type="float">
            <text:p>-35.2037753814579</text:p>
          </table:table-cell>
          <table:table-cell office:value-type="float" office:value="-8.54717782981464" calcext:value-type="float">
            <text:p>-8.54717782981464</text:p>
          </table:table-cell>
          <table:table-cell office:value-type="float" office:value="-45.255434335978" calcext:value-type="float">
            <text:p>-45.255434335978</text:p>
          </table:table-cell>
          <table:table-cell office:value-type="float" office:value="-20.9204958138391" calcext:value-type="float">
            <text:p>-20.9204958138391</text:p>
          </table:table-cell>
          <table:table-cell office:value-type="float" office:value="-20.566590823188" calcext:value-type="float">
            <text:p>-20.566590823188</text:p>
          </table:table-cell>
          <table:table-cell office:value-type="float" office:value="-20.8310268442086" calcext:value-type="float">
            <text:p>-20.8310268442086</text:p>
          </table:table-cell>
          <table:table-cell office:value-type="float" office:value="-17.8351612000484" calcext:value-type="float">
            <text:p>-17.8351612000484</text:p>
          </table:table-cell>
          <table:table-cell office:value-type="float" office:value="-29.2003146894941" calcext:value-type="float">
            <text:p>-29.2003146894941</text:p>
          </table:table-cell>
          <table:table-cell office:value-type="float" office:value="-23.0455550071215" calcext:value-type="float">
            <text:p>-23.0455550071215</text:p>
          </table:table-cell>
          <table:table-cell office:value-type="float" office:value="10.8232510822461" calcext:value-type="float">
            <text:p>10.8232510822461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65.623124862061" calcext:value-type="float">
            <text:p>-65.623124862061</text:p>
          </table:table-cell>
          <table:table-cell office:value-type="float" office:value="-17.1399660626187" calcext:value-type="float">
            <text:p>-17.1399660626187</text:p>
          </table:table-cell>
          <table:table-cell office:value-type="float" office:value="-20.0488107245764" calcext:value-type="float">
            <text:p>-20.0488107245764</text:p>
          </table:table-cell>
          <table:table-cell office:value-type="float" office:value="-9.35151626157603" calcext:value-type="float">
            <text:p>-9.35151626157603</text:p>
          </table:table-cell>
          <table:table-cell office:value-type="float" office:value="-16.5268976700157" calcext:value-type="float">
            <text:p>-16.5268976700157</text:p>
          </table:table-cell>
          <table:table-cell office:value-type="float" office:value="-54.4697450337698" calcext:value-type="float">
            <text:p>-54.4697450337698</text:p>
          </table:table-cell>
          <table:table-cell office:value-type="float" office:value="-22.7925487800322" calcext:value-type="float">
            <text:p>-22.7925487800322</text:p>
          </table:table-cell>
          <table:table-cell office:value-type="float" office:value="-12.4534319585663" calcext:value-type="float">
            <text:p>-12.4534319585663</text:p>
          </table:table-cell>
          <table:table-cell office:value-type="float" office:value="-15.3360148427561" calcext:value-type="float">
            <text:p>-15.3360148427561</text:p>
          </table:table-cell>
          <table:table-cell office:value-type="float" office:value="-13.0467599356671" calcext:value-type="float">
            <text:p>-13.0467599356671</text:p>
          </table:table-cell>
          <table:table-cell office:value-type="float" office:value="-24.6788816131639" calcext:value-type="float">
            <text:p>-24.6788816131639</text:p>
          </table:table-cell>
          <table:table-cell office:value-type="float" office:value="19.2041594410522" calcext:value-type="float">
            <text:p>19.2041594410522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float" office:value="-23.8347945359637" calcext:value-type="float">
            <text:p>-23.8347945359637</text:p>
          </table:table-cell>
          <table:table-cell office:value-type="float" office:value="-25.0723703212052" calcext:value-type="float">
            <text:p>-25.0723703212052</text:p>
          </table:table-cell>
          <table:table-cell office:value-type="float" office:value="-19.4743278158818" calcext:value-type="float">
            <text:p>-19.4743278158818</text:p>
          </table:table-cell>
          <table:table-cell office:value-type="float" office:value="-16.2663165103182" calcext:value-type="float">
            <text:p>-16.2663165103182</text:p>
          </table:table-cell>
          <table:table-cell office:value-type="float" office:value="-20.6365180470537" calcext:value-type="float">
            <text:p>-20.6365180470537</text:p>
          </table:table-cell>
          <table:table-cell office:value-type="float" office:value="-7.19951793521633" calcext:value-type="float">
            <text:p>-7.19951793521633</text:p>
          </table:table-cell>
          <table:table-cell office:value-type="float" office:value="-24.6679127346715" calcext:value-type="float">
            <text:p>-24.6679127346715</text:p>
          </table:table-cell>
          <table:table-cell office:value-type="float" office:value="-17.2422540084745" calcext:value-type="float">
            <text:p>-17.2422540084745</text:p>
          </table:table-cell>
          <table:table-cell office:value-type="float" office:value="-25.6639669567355" calcext:value-type="float">
            <text:p>-25.6639669567355</text:p>
          </table:table-cell>
          <table:table-cell office:value-type="float" office:value="-20.3892773401484" calcext:value-type="float">
            <text:p>-20.3892773401484</text:p>
          </table:table-cell>
          <table:table-cell office:value-type="float" office:value="5.71133555471198" calcext:value-type="float">
            <text:p>5.71133555471198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0.04168740654915126, -0.510025612970888, -1.014315047564529, -1.0531341960822171]</text:p>
          </table:table-cell>
          <table:table-cell office:value-type="string" calcext:value-type="string">
            <text:p>[-0.19292467401443858, -0.646851791485159, -0.9945640383666632, -1.1607833516491528]</text:p>
          </table:table-cell>
          <table:table-cell office:value-type="string" calcext:value-type="string">
            <text:p>[-0.16793021942771436, -0.3365451255932239, -0.721279465846214, -0.9711416655415084]</text:p>
          </table:table-cell>
          <table:table-cell office:value-type="string" calcext:value-type="string">
            <text:p>[-18.412310767049522, -2.933558545177428, -6.338434881840271, -10.617371395030872]</text:p>
          </table:table-cell>
          <table:table-cell office:value-type="string" calcext:value-type="string">
            <text:p>[-0.19292467401443858, -0.646851791485159, -0.9945640383666632, -1.1607833516491528]</text:p>
          </table:table-cell>
          <table:table-cell office:value-type="string" calcext:value-type="string">
            <text:p>[-1.638758110559313, -0.19429375952981776, -0.8971328184731675, -1.965026356164068]</text:p>
          </table:table-cell>
          <table:table-cell office:value-type="string" calcext:value-type="string">
            <text:p>[-0.4164582231763303, -1.5045125939253223, -2.5991044546745057, -2.813030887968382]</text:p>
          </table:table-cell>
          <table:table-cell office:value-type="string" calcext:value-type="string">
            <text:p>[-5.753090659209503, -0.22971591928087065, -0.8914115599865102, -2.0583188904739425]</text:p>
          </table:table-cell>
          <table:table-cell office:value-type="string" calcext:value-type="string">
            <text:p>[-0.3857317836194474, -0.21058020502309205, -0.48080602528219885, -0.6665602582610619]</text:p>
          </table:table-cell>
          <table:table-cell office:value-type="string" calcext:value-type="string">
            <text:p>[-0.16793021942771436, -0.3365451255932239, -0.721279465846214, -0.9711416655415084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0.5467226533157898, -1.9087389311236214, -2.7429367069429444, -2.8587824695864628]</text:p>
          </table:table-cell>
          <table:table-cell office:value-type="string" calcext:value-type="string">
            <text:p>[-6.114318503359439, 0.13861445171812203, -0.166908654555753, -0.9727177443699997]</text:p>
          </table:table-cell>
          <table:table-cell office:value-type="string" calcext:value-type="string">
            <text:p>[-0.5550349706116231, -2.827604382864357, -4.980487074649775, -5.353082065111625]</text:p>
          </table:table-cell>
          <table:table-cell office:value-type="string" calcext:value-type="string">
            <text:p>[-5.927908574626972, -0.7512637296269942, -1.8193836425237198, -3.2528601516425892]</text:p>
          </table:table-cell>
          <table:table-cell office:value-type="string" calcext:value-type="string">
            <text:p>[-18.166455685851624, -3.960437130764527, -8.521358214796425, -12.545502642501628]</text:p>
          </table:table-cell>
          <table:table-cell office:value-type="string" calcext:value-type="string">
            <text:p>[-5.782165624299296, -0.24180762583558835, -1.0934088506857398, -2.4874195786317665]</text:p>
          </table:table-cell>
          <table:table-cell office:value-type="string" calcext:value-type="string">
            <text:p>[-4.284354146758296, -0.6957727591747398, -0.4657967883008318, -0.23441787298665862]</text:p>
          </table:table-cell>
          <table:table-cell office:value-type="string" calcext:value-type="string">
            <text:p>[-6.070594759077386, -0.7461998030893646, -1.9804409270170131, -3.315583537829414]</text:p>
          </table:table-cell>
          <table:table-cell office:value-type="string" calcext:value-type="string">
            <text:p>[-0.4976285632005695, -2.48423391950352, -3.9739443030501143, -4.195822594241316]</text:p>
          </table:table-cell>
          <table:table-cell office:value-type="string" calcext:value-type="string">
            <text:p>[-18.465068465744004, -0.9793570716803535, -2.340386594663535, -5.3284141933627405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1.7467813907727114, -4.650339756141086, -8.000575428556145, -11.809870522058375]</text:p>
          </table:table-cell>
          <table:table-cell office:value-type="string" calcext:value-type="string">
            <text:p>[-17.30308355215864, -3.6008032386376954, -5.619373174551279, -7.439144880425785]</text:p>
          </table:table-cell>
          <table:table-cell office:value-type="string" calcext:value-type="string">
            <text:p>[-8.494691810848787, -6.8438453411904465, -10.985262792538041, -16.592781824614434]</text:p>
          </table:table-cell>
          <table:table-cell office:value-type="string" calcext:value-type="string">
            <text:p>[-0.3499682931561887, -2.772160461755413, -5.536917346104442, -8.163573487615405]</text:p>
          </table:table-cell>
          <table:table-cell office:value-type="string" calcext:value-type="string">
            <text:p>[-0.11036500447700881, -1.7290151981156798, -2.860078540668698, -4.62619009852816]</text:p>
          </table:table-cell>
          <table:table-cell office:value-type="string" calcext:value-type="string">
            <text:p>[-6.085072615306952, -3.8504151755152316, -8.994385757114998, -15.901491869856898]</text:p>
          </table:table-cell>
          <table:table-cell office:value-type="string" calcext:value-type="string">
            <text:p>[-5.60796118640754, -0.7748515196868588, -1.325718321959024, -1.8670808366435976]</text:p>
          </table:table-cell>
          <table:table-cell office:value-type="string" calcext:value-type="string">
            <text:p>[-6.296492932922448, -0.32096885862145097, -0.7080278915908789, -1.864107380294433]</text:p>
          </table:table-cell>
          <table:table-cell office:value-type="string" calcext:value-type="string">
            <text:p>[-4.449930884728626, -2.8980297651019615, -4.077920682777547, -5.385670394313502]</text:p>
          </table:table-cell>
          <table:table-cell office:value-type="string" calcext:value-type="string">
            <text:p>[-8.80842655668095, -7.157498097630022, -11.067854950678946, -17.30528795248727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38.85282485612298, -3.386143649427309, -3.7815475881024962, -4.4205517866808375]</text:p>
          </table:table-cell>
          <table:table-cell office:value-type="string" calcext:value-type="string">
            <text:p>[-6.306437991422453, -10.590003812883108, -21.109633477150915, -31.332308009708477]</text:p>
          </table:table-cell>
          <table:table-cell office:value-type="string" calcext:value-type="string">
            <text:p>[-9.296357411135725, -7.969550953487992, -13.349265088906815, -20.431637952210234]</text:p>
          </table:table-cell>
          <table:table-cell office:value-type="string" calcext:value-type="string">
            <text:p>[-18.480911966054702, -4.213873072366137, -8.15232010536433, -13.064310464165496]</text:p>
          </table:table-cell>
          <table:table-cell office:value-type="string" calcext:value-type="string">
            <text:p>[-10.164510177012032, -4.16115343357828, -7.632722860834962, -11.33584068453195]</text:p>
          </table:table-cell>
          <table:table-cell office:value-type="string" calcext:value-type="string">
            <text:p>[-0.10664363143784161, -2.331568142596918, -4.0650331794394035, -5.135409585508621]</text:p>
          </table:table-cell>
          <table:table-cell office:value-type="string" calcext:value-type="string">
            <text:p>[-0.768106061140772, -0.546076066907597, -0.28027118765849846, 0.5469147703997312]</text:p>
          </table:table-cell>
          <table:table-cell office:value-type="string" calcext:value-type="string">
            <text:p>[-3.9311925463775266, -5.511439199245283, -9.772586329351407, -15.222170132629964]</text:p>
          </table:table-cell>
          <table:table-cell office:value-type="string" calcext:value-type="string">
            <text:p>[-3.7539709699132118, -5.274284592068401, -9.51076358659857, -14.554877201767248]</text:p>
          </table:table-cell>
          <table:table-cell office:value-type="string" calcext:value-type="string">
            <text:p>[-17.841884342843684, -3.0689507511740155, -5.91790211991059, -8.817115716543068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29.661401384350896, -5.669968541904202, -8.944447140137846, -13.578021402302154]</text:p>
          </table:table-cell>
          <table:table-cell office:value-type="string" calcext:value-type="string">
            <text:p>[-20.429365120961897, -11.161031887830042, -21.15683824249146, -29.864785162243713]</text:p>
          </table:table-cell>
          <table:table-cell office:value-type="string" calcext:value-type="string">
            <text:p>[-33.08473744065341, -8.947559532581618, -13.410976747791391, -21.619007515326395]</text:p>
          </table:table-cell>
          <table:table-cell office:value-type="string" calcext:value-type="string">
            <text:p>[-7.129819111486468, -4.239131527405626, -7.155406001244624, -10.693618960796725]</text:p>
          </table:table-cell>
          <table:table-cell office:value-type="string" calcext:value-type="string">
            <text:p>[-4.404204819327506, -3.354682128017905, -4.165506180661138, -3.7484921111047953]</text:p>
          </table:table-cell>
          <table:table-cell office:value-type="string" calcext:value-type="string">
            <text:p>[-6.087982017588578, 0.01615479700041167, -0.13068627361654261, -0.8860888541308842]</text:p>
          </table:table-cell>
          <table:table-cell office:value-type="string" calcext:value-type="string">
            <text:p>[-0.7723417591660064, -0.006160610976313485, 0.468351770789488, 1.390041847577872]</text:p>
          </table:table-cell>
          <table:table-cell office:value-type="string" calcext:value-type="string">
            <text:p>[-39.39499163859197, -4.591697422572749, -6.332162215862969, -7.797864105405905]</text:p>
          </table:table-cell>
          <table:table-cell office:value-type="string" calcext:value-type="string">
            <text:p>[-0.559687614508797, -0.20145855317179606, -0.07660795864652403, 0.4762459672341457]</text:p>
          </table:table-cell>
          <table:table-cell office:value-type="string" calcext:value-type="string">
            <text:p>[-4.197996724030917, -4.270617800624632, -7.423089712686437, -10.429941381080333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36.71967825945575, -6.220684843225133, -10.583024503101424, -15.971368295958577]</text:p>
          </table:table-cell>
          <table:table-cell office:value-type="string" calcext:value-type="string">
            <text:p>[-34.1886479195908, -5.3782482154973055, -9.49415148404016, -13.783193761223744]</text:p>
          </table:table-cell>
          <table:table-cell office:value-type="string" calcext:value-type="string">
            <text:p>[-42.12784809432832, -4.7555681581705755, -7.730444388361235, -9.810103205332599]</text:p>
          </table:table-cell>
          <table:table-cell office:value-type="string" calcext:value-type="string">
            <text:p>[-13.351795230051945, -2.993325170900407, -3.9117512605599147, -3.470330122841392]</text:p>
          </table:table-cell>
          <table:table-cell office:value-type="string" calcext:value-type="string">
            <text:p>[-21.709044396267863, -3.3179714326360354, -7.121635930308012, -12.978816127256554]</text:p>
          </table:table-cell>
          <table:table-cell office:value-type="string" calcext:value-type="string">
            <text:p>[-12.395416260470427, -2.0973879599315515, -4.60358193767294, -8.110508127388073]</text:p>
          </table:table-cell>
          <table:table-cell office:value-type="string" calcext:value-type="string">
            <text:p>[-32.10891224918213, -0.9204570355822783, -0.7366147321635763, -0.47591587758586407]</text:p>
          </table:table-cell>
          <table:table-cell office:value-type="string" calcext:value-type="string">
            <text:p>[-4.484600788957804, -6.357113710166629, -10.018895212506006, -13.635354065225847]</text:p>
          </table:table-cell>
          <table:table-cell office:value-type="string" calcext:value-type="string">
            <text:p>[-41.6487383041098, -6.126713327754096, -11.607119765301267, -15.732499347686812]</text:p>
          </table:table-cell>
          <table:table-cell office:value-type="string" calcext:value-type="string">
            <text:p>[-33.159771739064084, -2.3601592720259967, -3.7473163371537943, -5.746077104332725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41.11813331921774, -10.679043180279146, -21.614837306062174, -34.33840567499138]</text:p>
          </table:table-cell>
          <table:table-cell office:value-type="string" calcext:value-type="string">
            <text:p>[-18.5049959829811, -3.7564094173082374, -7.439646468257499, -11.688821925491123]</text:p>
          </table:table-cell>
          <table:table-cell office:value-type="string" calcext:value-type="string">
            <text:p>[-9.697855946178002, -10.0214303723982, -20.85308988810435, -33.00514723252193]</text:p>
          </table:table-cell>
          <table:table-cell office:value-type="string" calcext:value-type="string">
            <text:p>[-37.02420496414245, -5.237725582443176, -8.081087653031416, -12.610478048909467]</text:p>
          </table:table-cell>
          <table:table-cell office:value-type="string" calcext:value-type="string">
            <text:p>[-34.16716446406443, -5.286981350570752, -7.819859187028233, -10.906234052877517]</text:p>
          </table:table-cell>
          <table:table-cell office:value-type="string" calcext:value-type="string">
            <text:p>[-36.67480660043068, -19.93571514737784, -36.77948057180021, -50.30104451057331]</text:p>
          </table:table-cell>
          <table:table-cell office:value-type="string" calcext:value-type="string">
            <text:p>[-12.791566703540557, -10.822379233285995, -21.64137730125968, -31.05281948988847]</text:p>
          </table:table-cell>
          <table:table-cell office:value-type="string" calcext:value-type="string">
            <text:p>[-20.43005786362533, -7.464037340105345, -12.617333401116149, -16.914182726813266]</text:p>
          </table:table-cell>
          <table:table-cell office:value-type="string" calcext:value-type="string">
            <text:p>[-25.46190511873445, -3.514165101988942, -7.316079597900815, -15.903947946222718]</text:p>
          </table:table-cell>
          <table:table-cell office:value-type="string" calcext:value-type="string">
            <text:p>[-39.79437171939863, -1.8297009582323165, -3.1425397309372993, -7.391921870894835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36.244793875580996, -3.298104567134419, -4.238670203719352, -8.049904138978526]</text:p>
          </table:table-cell>
          <table:table-cell office:value-type="string" calcext:value-type="string">
            <text:p>[-33.41288643596918, -7.9032068990466, -13.048831541114424, -21.171460683849077]</text:p>
          </table:table-cell>
          <table:table-cell office:value-type="string" calcext:value-type="string">
            <text:p>[-4.300211517603181, -2.030139641346085, -4.403092283897214, -9.37563834072892]</text:p>
          </table:table-cell>
          <table:table-cell office:value-type="string" calcext:value-type="string">
            <text:p>[-16.798243382601786, -10.510890191614441, -17.824508514916904, -25.386471799370234]</text:p>
          </table:table-cell>
          <table:table-cell office:value-type="string" calcext:value-type="string">
            <text:p>[-24.171489728822415, -9.177926590562802, -10.727155629982699, -10.538212821543635]</text:p>
          </table:table-cell>
          <table:table-cell office:value-type="string" calcext:value-type="string">
            <text:p>[-24.000580503291282, -6.545439842837175, -14.30293237839284, -23.736960363883576]</text:p>
          </table:table-cell>
          <table:table-cell office:value-type="string" calcext:value-type="string">
            <text:p>[-44.53859260034061, -4.63071515878446, -5.510571272438103, -7.08763565823356]</text:p>
          </table:table-cell>
          <table:table-cell office:value-type="string" calcext:value-type="string">
            <text:p>[-40.19497180635852, -5.118365272174863, -7.599400311042803, -11.114432869967628]</text:p>
          </table:table-cell>
          <table:table-cell office:value-type="string" calcext:value-type="string">
            <text:p>[-22.322907994159323, -9.211397695636947, -17.090604510038144, -26.33990004849476]</text:p>
          </table:table-cell>
          <table:table-cell office:value-type="string" calcext:value-type="string">
            <text:p>[-8.286430881608563, -1.430712776008014, -1.871285118991528, -1.8314178661298808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3.7791759668186264, -4.693160190530121, -10.620490859607855, -14.914038506939775]</text:p>
          </table:table-cell>
          <table:table-cell office:value-type="string" calcext:value-type="string">
            <text:p>[-40.976375836236635, -5.2731516595782235, -7.280359060039654, -9.998928345318458]</text:p>
          </table:table-cell>
          <table:table-cell office:value-type="string" calcext:value-type="string">
            <text:p>[-7.802177685117528, -12.430144689882706, -23.847122122678698, -36.62012217994972]</text:p>
          </table:table-cell>
          <table:table-cell office:value-type="string" calcext:value-type="string">
            <text:p>[-4.0650412217170695, -5.104697217822407, -8.73861230552071, -12.960350584816727]</text:p>
          </table:table-cell>
          <table:table-cell office:value-type="string" calcext:value-type="string">
            <text:p>[-10.73603170444597, -19.989325754765662, -35.68360461367397, -47.17487720530673]</text:p>
          </table:table-cell>
          <table:table-cell office:value-type="string" calcext:value-type="string">
            <text:p>[-2.3016912089020014, -15.139339193845093, -26.220726711972265, -37.775297940566865]</text:p>
          </table:table-cell>
          <table:table-cell office:value-type="string" calcext:value-type="string">
            <text:p>[-33.985530957542, -10.91234153782219, -17.99150371957181, -24.708613525947488]</text:p>
          </table:table-cell>
          <table:table-cell office:value-type="string" calcext:value-type="string">
            <text:p>[-20.400153651876508, -11.629141412389332, -21.800497868123593, -29.857015860950465]</text:p>
          </table:table-cell>
          <table:table-cell office:value-type="string" calcext:value-type="string">
            <text:p>[-4.416893625341434, -3.2825939380489944, -5.1075212895059785, -5.200994413979387]</text:p>
          </table:table-cell>
          <table:table-cell office:value-type="string" calcext:value-type="string">
            <text:p>[-31.271311565929416, -5.549752313779899, -9.116173552142781, -12.97086171274855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19.48695735166044, -5.7647637567408205, -7.493498490659678, -9.821735022404287]</text:p>
          </table:table-cell>
          <table:table-cell office:value-type="string" calcext:value-type="string">
            <text:p>[-19.44379516352912, -4.824582092186125, -9.010679252972453, -14.383650984914365]</text:p>
          </table:table-cell>
          <table:table-cell office:value-type="string" calcext:value-type="string">
            <text:p>[-48.96106464458547, -9.002535491390407, -13.248586389326311, -16.877764894796442]</text:p>
          </table:table-cell>
          <table:table-cell office:value-type="string" calcext:value-type="string">
            <text:p>[-21.875273358892166, -6.705429733859658, -9.30475771343291, -10.738433041799755]</text:p>
          </table:table-cell>
          <table:table-cell office:value-type="string" calcext:value-type="string">
            <text:p>[-46.18565177504219, -13.737784926223306, -27.098460292130856, -39.98522388463497]</text:p>
          </table:table-cell>
          <table:table-cell office:value-type="string" calcext:value-type="string">
            <text:p>[-21.35038870914956, -3.645083437075658, -7.3657167980286875, -12.958069187103316]</text:p>
          </table:table-cell>
          <table:table-cell office:value-type="string" calcext:value-type="string">
            <text:p>[-33.097910998634546, -7.635998981947489, -9.940815585468933, -10.956214148529408]</text:p>
          </table:table-cell>
          <table:table-cell office:value-type="string" calcext:value-type="string">
            <text:p>[-34.80769118212103, -9.558426932174214, -16.714070194782593, -30.78517662129212]</text:p>
          </table:table-cell>
          <table:table-cell office:value-type="string" calcext:value-type="string">
            <text:p>[-33.468128711433295, -2.0042139968620365, -4.882943176374477, -9.348936978988975]</text:p>
          </table:table-cell>
          <table:table-cell office:value-type="string" calcext:value-type="string">
            <text:p>[-51.53131176081893, -19.82384646562356, -34.66360516630678, -46.30579774161085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49.002228441736385, -14.48546127360304, -25.234366502220773, -39.27862662969148]</text:p>
          </table:table-cell>
          <table:table-cell office:value-type="string" calcext:value-type="string">
            <text:p>[-39.54643810754212, -4.453341920081111, -10.531706639890071, -18.700792063510143]</text:p>
          </table:table-cell>
          <table:table-cell office:value-type="string" calcext:value-type="string">
            <text:p>[-37.80795821977774, -20.653444957596733, -36.367659402355116, -51.12842096207064]</text:p>
          </table:table-cell>
          <table:table-cell office:value-type="string" calcext:value-type="string">
            <text:p>[-33.90223094643174, -3.71969764316602, -4.483970241838975, -5.9409684506716465]</text:p>
          </table:table-cell>
          <table:table-cell office:value-type="string" calcext:value-type="string">
            <text:p>[-44.92082563802984, -10.369836337025173, -10.321078299168107, -12.801147517158284]</text:p>
          </table:table-cell>
          <table:table-cell office:value-type="string" calcext:value-type="string">
            <text:p>[-57.97879333051792, -11.343372920436767, -16.223405072283303, -19.543255930335324]</text:p>
          </table:table-cell>
          <table:table-cell office:value-type="string" calcext:value-type="string">
            <text:p>[-23.56291307264464, -10.199180978879575, -12.877134591712469, -17.03542433678289]</text:p>
          </table:table-cell>
          <table:table-cell office:value-type="string" calcext:value-type="string">
            <text:p>[-27.70933676127467, -18.518399214291104, -30.859226489848133, -40.20975933971105]</text:p>
          </table:table-cell>
          <table:table-cell office:value-type="string" calcext:value-type="string">
            <text:p>[-38.89437058032821, -3.908630141297964, -8.275339239184998, -12.185782107816156]</text:p>
          </table:table-cell>
          <table:table-cell office:value-type="string" calcext:value-type="string">
            <text:p>[-38.59198344515322, -41.13891842947233, -59.429569975298, -77.37817785581089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37.29241831063375, -3.181588163718163, -7.562049583022046, -14.266406336783044]</text:p>
          </table:table-cell>
          <table:table-cell office:value-type="string" calcext:value-type="string">
            <text:p>[-88.3655649064981, -2.5721092349262342, -2.040401728974439, -3.562190152901823]</text:p>
          </table:table-cell>
          <table:table-cell office:value-type="string" calcext:value-type="string">
            <text:p>[-22.79526834296601, -5.952250487726873, -9.184669305983117, -11.723271149173575]</text:p>
          </table:table-cell>
          <table:table-cell office:value-type="string" calcext:value-type="string">
            <text:p>[-41.66496254342427, -3.1611881365629646, -4.16262660885065, -5.145760429432333]</text:p>
          </table:table-cell>
          <table:table-cell office:value-type="string" calcext:value-type="string">
            <text:p>[-25.544675280412598, -8.090246928242761, -13.085633601556012, -19.60893176859846]</text:p>
          </table:table-cell>
          <table:table-cell office:value-type="string" calcext:value-type="string">
            <text:p>[-22.89275137591431, -6.373750792002597, -11.409590405504112, -16.03353772564311]</text:p>
          </table:table-cell>
          <table:table-cell office:value-type="string" calcext:value-type="string">
            <text:p>[-52.003212041863335, -13.249315401339622, -22.23168453637736, -33.18153278685196]</text:p>
          </table:table-cell>
          <table:table-cell office:value-type="string" calcext:value-type="string">
            <text:p>[-33.107471736380354, -2.3595121882041825, -2.135147825434469, -4.265480480455142]</text:p>
          </table:table-cell>
          <table:table-cell office:value-type="string" calcext:value-type="string">
            <text:p>[-53.29486934655954, -8.825273977949122, -16.47109179062838, -25.585018645618618]</text:p>
          </table:table-cell>
          <table:table-cell office:value-type="string" calcext:value-type="string">
            <text:p>[-42.956030777165765, -2.619780361295354, -2.7256708782202654, -3.835192883977845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61.22943281143611, -2.7594848526554694, -2.244229242419471, -2.757540911177059]</text:p>
          </table:table-cell>
          <table:table-cell office:value-type="string" calcext:value-type="string">
            <text:p>[-68.18161250399419, -4.849494723361847, -5.050018039488324, -6.109818050661153]</text:p>
          </table:table-cell>
          <table:table-cell office:value-type="string" calcext:value-type="string">
            <text:p>[-46.046972481790974, -10.172464112592694, -18.60924845288947, -35.534994104517835]</text:p>
          </table:table-cell>
          <table:table-cell office:value-type="string" calcext:value-type="string">
            <text:p>[-42.27537633145522, -4.816218715031262, -5.271976524131938, -7.897883549755624]</text:p>
          </table:table-cell>
          <table:table-cell office:value-type="string" calcext:value-type="string">
            <text:p>[-41.21096631130943, -1.8961282595934437, -2.9544674483861444, -5.391177552743942]</text:p>
          </table:table-cell>
          <table:table-cell office:value-type="string" calcext:value-type="string">
            <text:p>[-56.42547778023075, -1.9150286566016916, -0.7396241199075337, -0.40565414183553195]</text:p>
          </table:table-cell>
          <table:table-cell office:value-type="string" calcext:value-type="string">
            <text:p>[-46.98782790951035, -3.4168416632633702, -2.773177051180453, -2.2035881260581425]</text:p>
          </table:table-cell>
          <table:table-cell office:value-type="string" calcext:value-type="string">
            <text:p>[-54.16571437651483, -9.799683742418974, -12.347011710972854, -13.543497337949773]</text:p>
          </table:table-cell>
          <table:table-cell office:value-type="string" calcext:value-type="string">
            <text:p>[-40.5656165377934, -5.455118287026983, -9.747901367297152, -16.350538137812375]</text:p>
          </table:table-cell>
          <table:table-cell office:value-type="string" calcext:value-type="string">
            <text:p>[-8.688317887429742, -2.05444401296051, -4.801378864630457, -7.677805960696005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64.62304350389086, -4.246371124833037, -3.779928319079051, -5.527167503605268]</text:p>
          </table:table-cell>
          <table:table-cell office:value-type="string" calcext:value-type="string">
            <text:p>[-43.60849309242128, -1.9457926743319698, -2.050341610925188, -2.6011547836570115]</text:p>
          </table:table-cell>
          <table:table-cell office:value-type="string" calcext:value-type="string">
            <text:p>[-81.00609736258892, -10.949052810890759, -17.902748234871325, -30.957203117480624]</text:p>
          </table:table-cell>
          <table:table-cell office:value-type="string" calcext:value-type="string">
            <text:p>[-21.983260316696352, -2.7986453610625572, -3.780509566103629, -5.62629607539602]</text:p>
          </table:table-cell>
          <table:table-cell office:value-type="string" calcext:value-type="string">
            <text:p>[-52.50271094837311, -24.63187615238047, -41.34629778346357, -62.540852459694875]</text:p>
          </table:table-cell>
          <table:table-cell office:value-type="string" calcext:value-type="string">
            <text:p>[-47.77834110650336, -5.897179040352407, -13.371031000708712, -16.635432107791882]</text:p>
          </table:table-cell>
          <table:table-cell office:value-type="string" calcext:value-type="string">
            <text:p>[-63.91312066046129, -6.292680377926785, -5.598287886290798, -6.46227436807314]</text:p>
          </table:table-cell>
          <table:table-cell office:value-type="string" calcext:value-type="string">
            <text:p>[-75.25860217681905, -4.64243521271952, -1.7601214134628007, -1.6629485738331118]</text:p>
          </table:table-cell>
          <table:table-cell office:value-type="string" calcext:value-type="string">
            <text:p>[-65.57096070482831, -2.963565305819915, -1.4095069688423223, -1.3966118207028533]</text:p>
          </table:table-cell>
          <table:table-cell office:value-type="string" calcext:value-type="string">
            <text:p>[-51.40026944846176, -14.613815413086439, -22.75635498443902, -28.030818911989176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20.630146112264924, -45.758974636283426, -81.49397528333202, -114.60940341636375]</text:p>
          </table:table-cell>
          <table:table-cell office:value-type="string" calcext:value-type="string">
            <text:p>[-61.857519451733765, -3.543011548496522, -1.8388873419999952, -1.320445908244472]</text:p>
          </table:table-cell>
          <table:table-cell office:value-type="string" calcext:value-type="string">
            <text:p>[-74.04260586829203, -3.365663998972801, -1.059936837659814, -1.727036193380882]</text:p>
          </table:table-cell>
          <table:table-cell office:value-type="string" calcext:value-type="string">
            <text:p>[-28.804801960389547, -2.640083780902547, -2.864733492529159, -3.096445812482873]</text:p>
          </table:table-cell>
          <table:table-cell office:value-type="string" calcext:value-type="string">
            <text:p>[-58.34950524008469, -3.4322526067299686, -2.319965497333487, -2.0058673359146573]</text:p>
          </table:table-cell>
          <table:table-cell office:value-type="string" calcext:value-type="string">
            <text:p>[-67.88190537779317, -26.627561992065264, -49.97233883585348, -73.39717392936748]</text:p>
          </table:table-cell>
          <table:table-cell office:value-type="string" calcext:value-type="string">
            <text:p>[-58.74095632984644, -8.508582024655098, -8.441539478766913, -15.479117286860289]</text:p>
          </table:table-cell>
          <table:table-cell office:value-type="string" calcext:value-type="string">
            <text:p>[-41.37508890193866, -2.0380176289356067, -2.5086844923398743, -3.8919368110512]</text:p>
          </table:table-cell>
          <table:table-cell office:value-type="string" calcext:value-type="string">
            <text:p>[-54.79914928095362, -2.9305936461180737, -1.6689091634298547, -1.9454072805226819]</text:p>
          </table:table-cell>
          <table:table-cell office:value-type="string" calcext:value-type="string">
            <text:p>[-37.930354741305486, -2.573514184857717, -4.57717983311039, -7.105990983394728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string" calcext:value-type="string">
            <text:p>[-87.17728331073546, -4.818990967911163, -1.9340349333129225, -1.4088689318953573]</text:p>
          </table:table-cell>
          <table:table-cell office:value-type="string" calcext:value-type="string">
            <text:p>[-89.93155019025403, -5.13164908075614, -3.07200268563137, -2.154279328179176]</text:p>
          </table:table-cell>
          <table:table-cell office:value-type="string" calcext:value-type="string">
            <text:p>[-70.13612047331745, -3.814538722364902, -2.3590294998658834, -1.5876225679791744]</text:p>
          </table:table-cell>
          <table:table-cell office:value-type="string" calcext:value-type="string">
            <text:p>[-54.724663270530336, -4.464686934306306, -3.7228726662874134, -2.153043170148705]</text:p>
          </table:table-cell>
          <table:table-cell office:value-type="string" calcext:value-type="string">
            <text:p>[-75.0279537227296, -4.4349943444578654, -1.7642435541325607, -1.3188805668948866]</text:p>
          </table:table-cell>
          <table:table-cell office:value-type="string" calcext:value-type="string">
            <text:p>[-20.39255718954869, -3.7824517988577444, -3.0827095075204536, -1.5403532449384194]</text:p>
          </table:table-cell>
          <table:table-cell office:value-type="string" calcext:value-type="string">
            <text:p>[-91.010798203566, -5.11947629124998, -1.5553071299834853, -0.9860693138867171]</text:p>
          </table:table-cell>
          <table:table-cell office:value-type="string" calcext:value-type="string">
            <text:p>[-57.59854134832738, -5.308304018145504, -4.267486041713475, -1.7946846257114846]</text:p>
          </table:table-cell>
          <table:table-cell office:value-type="string" calcext:value-type="string">
            <text:p>[-89.37022084842283, -6.031763907310794, -4.273122436017207, -2.9807606351912375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634890024428453, 0.4978183992222499, 0.5776771596844528, 0.6721576699553109]</text:p>
          </table:table-cell>
          <table:table-cell office:value-type="string" calcext:value-type="string">
            <text:p>[0.2634971094170739, 0.4969847548843334, 0.5769282410867871, 0.6735587025904815]</text:p>
          </table:table-cell>
          <table:table-cell office:value-type="string" calcext:value-type="string">
            <text:p>[0.26253248325634904, 0.49586273270088393, 0.5754390717008594, 0.67145258899123]</text:p>
          </table:table-cell>
          <table:table-cell office:value-type="string" calcext:value-type="string">
            <text:p>[0.31649795653459034, 0.5104394352238621, 0.607193099816517, 0.7360286241284317]</text:p>
          </table:table-cell>
          <table:table-cell office:value-type="string" calcext:value-type="string">
            <text:p>[0.2634971094170739, 0.4969847548843334, 0.5769282410867871, 0.6735587025904815]</text:p>
          </table:table-cell>
          <table:table-cell office:value-type="string" calcext:value-type="string">
            <text:p>[0.2619278992587488, 0.4957079490273338, 0.5764768479928593, 0.6790389979770165]</text:p>
          </table:table-cell>
          <table:table-cell office:value-type="string" calcext:value-type="string">
            <text:p>[0.26459095157028534, 0.5022939290661033, 0.5854158035677774, 0.683980275351609]</text:p>
          </table:table-cell>
          <table:table-cell office:value-type="string" calcext:value-type="string">
            <text:p>[0.2787209425858812, 0.4962727734314603, 0.5757983774443952, 0.6789752896416072]</text:p>
          </table:table-cell>
          <table:table-cell office:value-type="string" calcext:value-type="string">
            <text:p>[0.2719951015280361, 0.4953831275485939, 0.573461369083351, 0.6699653760241174]</text:p>
          </table:table-cell>
          <table:table-cell office:value-type="string" calcext:value-type="string">
            <text:p>[0.26253248325634904, 0.49586273270088393, 0.5754390717008594, 0.67145258899123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658988813008094, 0.5036419890851124, 0.5873275955412072, 0.6844916118314999]</text:p>
          </table:table-cell>
          <table:table-cell office:value-type="string" calcext:value-type="string">
            <text:p>[0.27874506297358076, 0.4943231962507206, 0.5710356928017472, 0.6718791959893645]</text:p>
          </table:table-cell>
          <table:table-cell office:value-type="string" calcext:value-type="string">
            <text:p>[0.26508239465860794, 0.5090017020875818, 0.599255285367203, 0.7011608926025239]</text:p>
          </table:table-cell>
          <table:table-cell office:value-type="string" calcext:value-type="string">
            <text:p>[0.280070254273154, 0.4991888829931684, 0.5811772510204716, 0.6877295647343663]</text:p>
          </table:table-cell>
          <table:table-cell office:value-type="string" calcext:value-type="string">
            <text:p>[0.3157206652856403, 0.5144644853503811, 0.6176417455777142, 0.7505695657576938]</text:p>
          </table:table-cell>
          <table:table-cell office:value-type="string" calcext:value-type="string">
            <text:p>[0.294482997325669, 0.4957422931240276, 0.5766485771099468, 0.6816978581786154]</text:p>
          </table:table-cell>
          <table:table-cell office:value-type="string" calcext:value-type="string">
            <text:p>[0.30242327419275744, 0.49763803397148715, 0.573829418459996, 0.6671798257051378]</text:p>
          </table:table-cell>
          <table:table-cell office:value-type="string" calcext:value-type="string">
            <text:p>[0.27942792762968754, 0.4997162499923844, 0.5834258815721671, 0.6873397711469493]</text:p>
          </table:table-cell>
          <table:table-cell office:value-type="string" calcext:value-type="string">
            <text:p>[0.2655422839811303, 0.506603654722105, 0.593521068381786, 0.6935108639318703]</text:p>
          </table:table-cell>
          <table:table-cell office:value-type="string" calcext:value-type="string">
            <text:p>[0.3427743036014833, 0.49942877216616566, 0.5840014263346901, 0.7002842660347095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7267870400673816, 0.5172671808209157, 0.6150946727043851, 0.7447508338537244]</text:p>
          </table:table-cell>
          <table:table-cell office:value-type="string" calcext:value-type="string">
            <text:p>[0.3218691135118587, 0.5136211820931915, 0.601029356173586, 0.7144567584660637]</text:p>
          </table:table-cell>
          <table:table-cell office:value-type="string" calcext:value-type="string">
            <text:p>[0.3243987898776434, 0.5284148497179918, 0.6332180025829297, 0.777833114489053]</text:p>
          </table:table-cell>
          <table:table-cell office:value-type="string" calcext:value-type="string">
            <text:p>[0.2642150908825131, 0.5083162217495129, 0.6022045734488141, 0.7195454090672208]</text:p>
          </table:table-cell>
          <table:table-cell office:value-type="string" calcext:value-type="string">
            <text:p>[0.2627760572421675, 0.5021854727583166, 0.5875654052763073, 0.6958440586904817]</text:p>
          </table:table-cell>
          <table:table-cell office:value-type="string" calcext:value-type="string">
            <text:p>[0.28924309575298973, 0.5137111982531529, 0.6244324485721602, 0.7716506100837958]</text:p>
          </table:table-cell>
          <table:table-cell office:value-type="string" calcext:value-type="string">
            <text:p>[0.27741331717737006, 0.4981969513730421, 0.5783591842570851, 0.6771140423666864]</text:p>
          </table:table-cell>
          <table:table-cell office:value-type="string" calcext:value-type="string">
            <text:p>[0.28006680657572947, 0.4964995381214773, 0.5745894217734878, 0.6787953960703598]</text:p>
          </table:table-cell>
          <table:table-cell office:value-type="string" calcext:value-type="string">
            <text:p>[0.321618637942425, 0.5083495087710636, 0.595079442484631, 0.7009375651169155]</text:p>
          </table:table-cell>
          <table:table-cell office:value-type="string" calcext:value-type="string">
            <text:p>[0.31949392957848893, 0.5305251049550248, 0.6346288139476974, 0.7825865036085402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3718049745555611, 0.5121831006113038, 0.5917127460272088, 0.6945561396264381]</text:p>
          </table:table-cell>
          <table:table-cell office:value-type="string" calcext:value-type="string">
            <text:p>[0.3098290900488307, 0.5499921499579195, 0.6926382983895332, 0.8755241088848765]</text:p>
          </table:table-cell>
          <table:table-cell office:value-type="string" calcext:value-type="string">
            <text:p>[0.322023174689763, 0.5341763261331786, 0.6469808457954079, 0.8027503221405327]</text:p>
          </table:table-cell>
          <table:table-cell office:value-type="string" calcext:value-type="string">
            <text:p>[0.32429024087760716, 0.5156436407725643, 0.6191216682816691, 0.7522898783117709]</text:p>
          </table:table-cell>
          <table:table-cell office:value-type="string" calcext:value-type="string">
            <text:p>[0.2814270163417702, 0.5143222622789398, 0.6139263291324776, 0.7413392894463732]</text:p>
          </table:table-cell>
          <table:table-cell office:value-type="string" calcext:value-type="string">
            <text:p>[0.27161891672879973, 0.5078622438903471, 0.5946388222067259, 0.6998545720995878]</text:p>
          </table:table-cell>
          <table:table-cell office:value-type="string" calcext:value-type="string">
            <text:p>[0.2649795422868711, 0.49700672824497655, 0.5736510211823782, 0.6609789664574028]</text:p>
          </table:table-cell>
          <table:table-cell office:value-type="string" calcext:value-type="string">
            <text:p>[0.27382964909945423, 0.5229681585892164, 0.6256635616492672, 0.7686046951685517]</text:p>
          </table:table-cell>
          <table:table-cell office:value-type="string" calcext:value-type="string">
            <text:p>[0.27237623841176695, 0.5205577387756549, 0.6243779953883754, 0.7642375069821892]</text:p>
          </table:table-cell>
          <table:table-cell office:value-type="string" calcext:value-type="string">
            <text:p>[0.31970937306827313, 0.5104784841229841, 0.6038932177573177, 0.7249663263811116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3531477783754201, 0.5240610797901031, 0.6204126404441881, 0.7542261837452435]</text:p>
          </table:table-cell>
          <table:table-cell office:value-type="string" calcext:value-type="string">
            <text:p>[0.3176086932876225, 0.5530905415676468, 0.6929423921839424, 0.8637991498069234]</text:p>
          </table:table-cell>
          <table:table-cell office:value-type="string" calcext:value-type="string">
            <text:p>[0.3772378367530098, 0.5406260159821548, 0.6492250287108129, 0.809482787484017]</text:p>
          </table:table-cell>
          <table:table-cell office:value-type="string" calcext:value-type="string">
            <text:p>[0.28417747833228396, 0.5168484085418069, 0.6112723259704321, 0.7366913872901807]</text:p>
          </table:table-cell>
          <table:table-cell office:value-type="string" calcext:value-type="string">
            <text:p>[0.32372775972809803, 0.5127635931018047, 0.5948169335706298, 0.689974784017]</text:p>
          </table:table-cell>
          <table:table-cell office:value-type="string" calcext:value-type="string">
            <text:p>[0.2937389764321682, 0.4957192138964054, 0.5727130120206898, 0.6713936918524708]</text:p>
          </table:table-cell>
          <table:table-cell office:value-type="string" calcext:value-type="string">
            <text:p>[0.27185458018980085, 0.49422997398814444, 0.5693685404959168, 0.6568639140362413]</text:p>
          </table:table-cell>
          <table:table-cell office:value-type="string" calcext:value-type="string">
            <text:p>[0.3705504969067737, 0.5183395699964836, 0.6069070133588969, 0.7171683959615975]</text:p>
          </table:table-cell>
          <table:table-cell office:value-type="string" calcext:value-type="string">
            <text:p>[0.27077175894163946, 0.495446765511088, 0.5723209928522529, 0.661830268475972]</text:p>
          </table:table-cell>
          <table:table-cell office:value-type="string" calcext:value-type="string">
            <text:p>[0.28293525226807725, 0.5164169492382874, 0.6127805819130628, 0.7369378314271372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3718356912598879, 0.5246137917297694, 0.6328543804870502, 0.771076033998756]</text:p>
          </table:table-cell>
          <table:table-cell office:value-type="string" calcext:value-type="string">
            <text:p>[0.3340915241198092, 0.5212588116722477, 0.622710266903572, 0.758608805002369]</text:p>
          </table:table-cell>
          <table:table-cell office:value-type="string" calcext:value-type="string">
            <text:p>[0.37860153386148165, 0.5182740065047179, 0.6148356191335879, 0.7317466232033822]</text:p>
          </table:table-cell>
          <table:table-cell office:value-type="string" calcext:value-type="string">
            <text:p>[0.309449523463559, 0.510742604343466, 0.5940413538191852, 0.6882971316507633]</text:p>
          </table:table-cell>
          <table:table-cell office:value-type="string" calcext:value-type="string">
            <text:p>[0.32990839884783374, 0.5098466160447039, 0.6090888038493885, 0.7531787721221763]</text:p>
          </table:table-cell>
          <table:table-cell office:value-type="string" calcext:value-type="string">
            <text:p>[0.2792095665477195, 0.5052510635224049, 0.5963350495920496, 0.71936784191266]</text:p>
          </table:table-cell>
          <table:table-cell office:value-type="string" calcext:value-type="string">
            <text:p>[0.35381085674775475, 0.5014585258065292, 0.5744907089859989, 0.6696874435319079]</text:p>
          </table:table-cell>
          <table:table-cell office:value-type="string" calcext:value-type="string">
            <text:p>[0.2692384987209496, 0.5249858254157556, 0.6280611564650661, 0.758362612004924]</text:p>
          </table:table-cell>
          <table:table-cell office:value-type="string" calcext:value-type="string">
            <text:p>[0.3756659254158629, 0.5254783308769663, 0.6371035266314452, 0.7706992124936444]</text:p>
          </table:table-cell>
          <table:table-cell office:value-type="string" calcext:value-type="string">
            <text:p>[0.36102419007729825, 0.5061298890046041, 0.5921929839594392, 0.7042606652437136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7747652064610615, 0.5513286859950328, 0.6956949236904065, 0.8944092744143672]</text:p>
          </table:table-cell>
          <table:table-cell office:value-type="string" calcext:value-type="string">
            <text:p>[0.329080971007289, 0.5126524817730058, 0.6124470927073616, 0.7427233492687063]</text:p>
          </table:table-cell>
          <table:table-cell office:value-type="string" calcext:value-type="string">
            <text:p>[0.3393713493685856, 0.5463461148541647, 0.6895098611105529, 0.884687353510516]</text:p>
          </table:table-cell>
          <table:table-cell office:value-type="string" calcext:value-type="string">
            <text:p>[0.37427316361800467, 0.520639554583655, 0.6163026014452281, 0.7499466098330932]</text:p>
          </table:table-cell>
          <table:table-cell office:value-type="string" calcext:value-type="string">
            <text:p>[0.36558761307652793, 0.5199300936970788, 0.6156661907088515, 0.7382165243959983]</text:p>
          </table:table-cell>
          <table:table-cell office:value-type="string" calcext:value-type="string">
            <text:p>[0.3721411574894204, 0.5963159567105127, 0.7808306337233929, 1.0028909890676576]</text:p>
          </table:table-cell>
          <table:table-cell office:value-type="string" calcext:value-type="string">
            <text:p>[0.34621353414511913, 0.5510271699274459, 0.6963402391503615, 0.8718144894745854]</text:p>
          </table:table-cell>
          <table:table-cell office:value-type="string" calcext:value-type="string">
            <text:p>[0.3214718786036698, 0.5315946706000877, 0.6432587933486329, 0.7794781341928203]</text:p>
          </table:table-cell>
          <table:table-cell office:value-type="string" calcext:value-type="string">
            <text:p>[0.3498903459431647, 0.5126332741670016, 0.6143345807965265, 0.7696102770995894]</text:p>
          </table:table-cell>
          <table:table-cell office:value-type="string" calcext:value-type="string">
            <text:p>[0.37751418283942045, 0.504717971533496, 0.5887552089892285, 0.7142662070081535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7336049126497917, 0.5121254106328479, 0.5954725069542094, 0.7190204548249469]</text:p>
          </table:table-cell>
          <table:table-cell office:value-type="string" calcext:value-type="string">
            <text:p>[0.37207254236251014, 0.5339938357311879, 0.6448706478274409, 0.8083791567190172]</text:p>
          </table:table-cell>
          <table:table-cell office:value-type="string" calcext:value-type="string">
            <text:p>[0.3078511543883522, 0.5047499113241707, 0.5955220802845312, 0.7263656377441202]</text:p>
          </table:table-cell>
          <table:table-cell office:value-type="string" calcext:value-type="string">
            <text:p>[0.3068099966721855, 0.5442850332469279, 0.67156008363513, 0.8323287050810572]</text:p>
          </table:table-cell>
          <table:table-cell office:value-type="string" calcext:value-type="string">
            <text:p>[0.344729085814786, 0.5385419077471105, 0.6297248864620459, 0.7352479283520688]</text:p>
          </table:table-cell>
          <table:table-cell office:value-type="string" calcext:value-type="string">
            <text:p>[0.32572936535474456, 0.5257024591010746, 0.6517006497630491, 0.8250809583977619]</text:p>
          </table:table-cell>
          <table:table-cell office:value-type="string" calcext:value-type="string">
            <text:p>[0.40861781969421596, 0.5180013960117597, 0.6003919119509485, 0.712272311769132]</text:p>
          </table:table-cell>
          <table:table-cell office:value-type="string" calcext:value-type="string">
            <text:p>[0.38243755095173454, 0.5190892752230506, 0.613517307285806, 0.7403346113860816]</text:p>
          </table:table-cell>
          <table:table-cell office:value-type="string" calcext:value-type="string">
            <text:p>[0.3274865616936909, 0.5392588630362523, 0.6674558680535347, 0.843581474377187]</text:p>
          </table:table-cell>
          <table:table-cell office:value-type="string" calcext:value-type="string">
            <text:p>[0.2844508490559894, 0.501819278242253, 0.5818783244206446, 0.6769212574807613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3492795433484757, 0.5214506072140753, 0.6328020137336815, 0.7639207683830153]</text:p>
          </table:table-cell>
          <table:table-cell office:value-type="string" calcext:value-type="string">
            <text:p>[0.3800358048656692, 0.5220568162214158, 0.6121715475238868, 0.732802301713097]</text:p>
          </table:table-cell>
          <table:table-cell office:value-type="string" calcext:value-type="string">
            <text:p>[0.34255226988536963, 0.5591572904270128, 0.7084511698521948, 0.9091749319002884]</text:p>
          </table:table-cell>
          <table:table-cell office:value-type="string" calcext:value-type="string">
            <text:p>[0.2777356910649027, 0.5221774177699987, 0.6185338205765823, 0.7532554690367743]</text:p>
          </table:table-cell>
          <table:table-cell office:value-type="string" calcext:value-type="string">
            <text:p>[0.309807762506052, 0.5967663373717687, 0.7761025588971919, 0.9781403858720458]</text:p>
          </table:table-cell>
          <table:table-cell office:value-type="string" calcext:value-type="string">
            <text:p>[0.27597395887393084, 0.5689284268997853, 0.7179703360166226, 0.9173448771053697]</text:p>
          </table:table-cell>
          <table:table-cell office:value-type="string" calcext:value-type="string">
            <text:p>[0.3732983401054075, 0.5472461889726236, 0.674012982372993, 0.8313061000853783]</text:p>
          </table:table-cell>
          <table:table-cell office:value-type="string" calcext:value-type="string">
            <text:p>[0.34685825299777656, 0.5550128008948328, 0.6978274343896795, 0.865684663582759]</text:p>
          </table:table-cell>
          <table:table-cell office:value-type="string" calcext:value-type="string">
            <text:p>[0.27444094127419716, 0.5113124779366769, 0.5995398600515318, 0.7003849285249938]</text:p>
          </table:table-cell>
          <table:table-cell office:value-type="string" calcext:value-type="string">
            <text:p>[0.34946771353597744, 0.5212270121575093, 0.6212323164677964, 0.7509569407120549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232151713068668, 0.5226889635699009, 0.6153608468199089, 0.730125615161465]</text:p>
          </table:table-cell>
          <table:table-cell office:value-type="string" calcext:value-type="string">
            <text:p>[0.33035088779062394, 0.521005758476509, 0.6235931228808684, 0.762443222325224]</text:p>
          </table:table-cell>
          <table:table-cell office:value-type="string" calcext:value-type="string">
            <text:p>[0.3780670245905512, 0.5412405999709207, 0.646654929863841, 0.777948736646813]</text:p>
          </table:table-cell>
          <table:table-cell office:value-type="string" calcext:value-type="string">
            <text:p>[0.32293461980395516, 0.5291505692686306, 0.623151887435415, 0.7365239317895972]</text:p>
          </table:table-cell>
          <table:table-cell office:value-type="string" calcext:value-type="string">
            <text:p>[0.3780552012144534, 0.5623929624283749, 0.7270638648438545, 0.9314058565389239]</text:p>
          </table:table-cell>
          <table:table-cell office:value-type="string" calcext:value-type="string">
            <text:p>[0.34714754089142075, 0.5129036313201107, 0.612795198207618, 0.7519697148790685]</text:p>
          </table:table-cell>
          <table:table-cell office:value-type="string" calcext:value-type="string">
            <text:p>[0.3638837180448985, 0.5349429449282951, 0.6275263813190156, 0.7366193170858414]</text:p>
          </table:table-cell>
          <table:table-cell office:value-type="string" calcext:value-type="string">
            <text:p>[0.3340579144161572, 0.5412775357499132, 0.6668731451843457, 0.8657095369007409]</text:p>
          </table:table-cell>
          <table:table-cell office:value-type="string" calcext:value-type="string">
            <text:p>[0.34819776148804393, 0.5058103046165365, 0.601249061672063, 0.7295067746507596]</text:p>
          </table:table-cell>
          <table:table-cell office:value-type="string" calcext:value-type="string">
            <text:p>[0.4098268595599717, 0.5982569228492518, 0.7703401048366891, 0.9740645799229016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885936093241537, 0.5673560720128639, 0.7129688849814535, 0.9270420041036239]</text:p>
          </table:table-cell>
          <table:table-cell office:value-type="string" calcext:value-type="string">
            <text:p>[0.3705216469213204, 0.51564656204333, 0.6301989243650575, 0.7900645541102127]</text:p>
          </table:table-cell>
          <table:table-cell office:value-type="string" calcext:value-type="string">
            <text:p>[0.37536652583181296, 0.5960709954706637, 0.7783996355473118, 1.0038364930795933]</text:p>
          </table:table-cell>
          <table:table-cell office:value-type="string" calcext:value-type="string">
            <text:p>[0.3644714772272004, 0.5133950311035431, 0.5971590201060112, 0.7062823574869725]</text:p>
          </table:table-cell>
          <table:table-cell office:value-type="string" calcext:value-type="string">
            <text:p>[0.40800190501373734, 0.5469175741352844, 0.628009983057394, 0.749324543589161]</text:p>
          </table:table-cell>
          <table:table-cell office:value-type="string" calcext:value-type="string">
            <text:p>[0.46205365748752597, 0.5518292415359914, 0.662578553656351, 0.7956370632323866]</text:p>
          </table:table-cell>
          <table:table-cell office:value-type="string" calcext:value-type="string">
            <text:p>[0.33550897652098866, 0.5450518116862353, 0.6426627915655564, 0.7783655251611988]</text:p>
          </table:table-cell>
          <table:table-cell office:value-type="string" calcext:value-type="string">
            <text:p>[0.3638115711446889, 0.5877594382682751, 0.7481098489868936, 0.9347444580023608]</text:p>
          </table:table-cell>
          <table:table-cell office:value-type="string" calcext:value-type="string">
            <text:p>[0.38271141531956454, 0.5150663120807049, 0.6187544013202189, 0.74463244624415]</text:p>
          </table:table-cell>
          <table:table-cell office:value-type="string" calcext:value-type="string">
            <text:p>[0.38306256148705814, 0.7001384177077435, 0.9120132458741569, 1.1822005007209322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6158562500795915, 0.5101772321235327, 0.6133697683342586, 0.7599885654411224]</text:p>
          </table:table-cell>
          <table:table-cell office:value-type="string" calcext:value-type="string">
            <text:p>[0.47830843122694594, 0.5066421542933021, 0.5820090983217335, 0.6866999795743794]</text:p>
          </table:table-cell>
          <table:table-cell office:value-type="string" calcext:value-type="string">
            <text:p>[0.3439736099492759, 0.5265727382960969, 0.6242352856739993, 0.7423541768823922]</text:p>
          </table:table-cell>
          <table:table-cell office:value-type="string" calcext:value-type="string">
            <text:p>[0.38451611630732335, 0.5117960230776807, 0.5956534408740507, 0.6993269342474879]</text:p>
          </table:table-cell>
          <table:table-cell office:value-type="string" calcext:value-type="string">
            <text:p>[0.34872863427956385, 0.5341814904336422, 0.6439568352743364, 0.796652218977345]</text:p>
          </table:table-cell>
          <table:table-cell office:value-type="string" calcext:value-type="string">
            <text:p>[0.37214095799824387, 0.5290493404586815, 0.63718525473449, 0.7740051437088623]</text:p>
          </table:table-cell>
          <table:table-cell office:value-type="string" calcext:value-type="string">
            <text:p>[0.412192871548053, 0.5608446659851839, 0.698876017225247, 0.8865098679161785]</text:p>
          </table:table-cell>
          <table:table-cell office:value-type="string" calcext:value-type="string">
            <text:p>[0.330319720206462, 0.5072823959856139, 0.5839045920966119, 0.694476634943492]</text:p>
          </table:table-cell>
          <table:table-cell office:value-type="string" calcext:value-type="string">
            <text:p>[0.4125115014806093, 0.5380004355638407, 0.6651231497599462, 0.8370159352996351]</text:p>
          </table:table-cell>
          <table:table-cell office:value-type="string" calcext:value-type="string">
            <text:p>[0.3723562297218492, 0.5065479155779933, 0.5866163166006017, 0.6916814674295505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47464277538071536, 0.5079304620880837, 0.5845950662321211, 0.6838528110430143]</text:p>
          </table:table-cell>
          <table:table-cell office:value-type="string" calcext:value-type="string">
            <text:p>[0.4878200653669421, 0.5188867392815071, 0.600172725412839, 0.7073752737424258]</text:p>
          </table:table-cell>
          <table:table-cell office:value-type="string" calcext:value-type="string">
            <text:p>[0.3640733776361636, 0.5436189961124097, 0.6777267401880384, 0.9018493192223502]</text:p>
          </table:table-cell>
          <table:table-cell office:value-type="string" calcext:value-type="string">
            <text:p>[0.3732389148831852, 0.5188403673845646, 0.6017002300227156, 0.7185710017158502]</text:p>
          </table:table-cell>
          <table:table-cell office:value-type="string" calcext:value-type="string">
            <text:p>[0.36375456733540723, 0.5046202691505113, 0.5885635590888135, 0.7002042375491743]</text:p>
          </table:table-cell>
          <table:table-cell office:value-type="string" calcext:value-type="string">
            <text:p>[0.46011555403592475, 0.5050510656756529, 0.5754867407759452, 0.6681761244992089]</text:p>
          </table:table-cell>
          <table:table-cell office:value-type="string" calcext:value-type="string">
            <text:p>[0.4220085131495137, 0.5125173031216388, 0.5871449499860704, 0.6805905286151347]</text:p>
          </table:table-cell>
          <table:table-cell office:value-type="string" calcext:value-type="string">
            <text:p>[0.43760677295270095, 0.5425440321530668, 0.6431343243417645, 0.7559456168449378]</text:p>
          </table:table-cell>
          <table:table-cell office:value-type="string" calcext:value-type="string">
            <text:p>[0.37617939799121924, 0.521778066840803, 0.6261955908221477, 0.7748810470096975]</text:p>
          </table:table-cell>
          <table:table-cell office:value-type="string" calcext:value-type="string">
            <text:p>[0.2789636427049133, 0.5048993393382644, 0.5987283742551123, 0.7162067743343481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4750744828661019, 0.5160862214165489, 0.5928612645337669, 0.7028037319985708]</text:p>
          </table:table-cell>
          <table:table-cell office:value-type="string" calcext:value-type="string">
            <text:p>[0.3711170433857027, 0.5041141912702808, 0.5834905518896563, 0.6834169796734844]</text:p>
          </table:table-cell>
          <table:table-cell office:value-type="string" calcext:value-type="string">
            <text:p>[0.4857166601318038, 0.5531027201991681, 0.6726896771266453, 0.8696277316690649]</text:p>
          </table:table-cell>
          <table:table-cell office:value-type="string" calcext:value-type="string">
            <text:p>[0.3393002280680118, 0.50807789041349, 0.5929266448742673, 0.7031335512685509]</text:p>
          </table:table-cell>
          <table:table-cell office:value-type="string" calcext:value-type="string">
            <text:p>[0.44448105849970765, 0.6159301440287869, 0.8081663769842083, 1.0823160117500783]</text:p>
          </table:table-cell>
          <table:table-cell office:value-type="string" calcext:value-type="string">
            <text:p>[0.4024139757741249, 0.5222213477149827, 0.6471713439704236, 0.7781176501359309]</text:p>
          </table:table-cell>
          <table:table-cell office:value-type="string" calcext:value-type="string">
            <text:p>[0.46951848858714357, 0.5253846726435345, 0.6038596855859862, 0.7071094382690318]</text:p>
          </table:table-cell>
          <table:table-cell office:value-type="string" calcext:value-type="string">
            <text:p>[0.5139276537680673, 0.517142421199621, 0.5806822743758581, 0.6770205871785567]</text:p>
          </table:table-cell>
          <table:table-cell office:value-type="string" calcext:value-type="string">
            <text:p>[0.4758608600074767, 0.5098735093969761, 0.5799019899162328, 0.6743912583640967]</text:p>
          </table:table-cell>
          <table:table-cell office:value-type="string" calcext:value-type="string">
            <text:p>[0.42754234924439793, 0.5664209351126163, 0.699528511092368, 0.8543713041896972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3689493573615024, 0.7187958061386015, 1.0319665803378413, 1.424468609572502]</text:p>
          </table:table-cell>
          <table:table-cell office:value-type="string" calcext:value-type="string">
            <text:p>[0.47874625529320725, 0.5122508044440152, 0.5824016266250706, 0.6740803497485419]</text:p>
          </table:table-cell>
          <table:table-cell office:value-type="string" calcext:value-type="string">
            <text:p>[0.49629367776641337, 0.5130996870768123, 0.5773824488026335, 0.6766401474151744]</text:p>
          </table:table-cell>
          <table:table-cell office:value-type="string" calcext:value-type="string">
            <text:p>[0.3444418553720643, 0.5081062620998006, 0.5894093376121554, 0.6876033995174597]</text:p>
          </table:table-cell>
          <table:table-cell office:value-type="string" calcext:value-type="string">
            <text:p>[0.4629400595529455, 0.5117694066492717, 0.5851027846186262, 0.6786069703241381]</text:p>
          </table:table-cell>
          <table:table-cell office:value-type="string" calcext:value-type="string">
            <text:p>[0.45372418289206634, 0.6257928140344152, 0.8579133692339369, 1.153268696293147]</text:p>
          </table:table-cell>
          <table:table-cell office:value-type="string" calcext:value-type="string">
            <text:p>[0.44165144604900086, 0.5352505542879228, 0.6207773145108572, 0.7649816151828532]</text:p>
          </table:table-cell>
          <table:table-cell office:value-type="string" calcext:value-type="string">
            <text:p>[0.36079425522116326, 0.5061788624329919, 0.5863986090449467, 0.6902849524681949]</text:p>
          </table:table-cell>
          <table:table-cell office:value-type="string" calcext:value-type="string">
            <text:p>[0.45638961342804046, 0.510899982711713, 0.5815946932867663, 0.6788062077166426]</text:p>
          </table:table-cell>
          <table:table-cell office:value-type="string" calcext:value-type="string">
            <text:p>[0.37756050257122103, 0.5077963612795893, 0.5965306786708172, 0.7128417778585334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string" calcext:value-type="string">
            <text:p>[0.5339787840500259, 0.5187038522298859, 0.5827061848973957, 0.6745628801380618]</text:p>
          </table:table-cell>
          <table:table-cell office:value-type="string" calcext:value-type="string">
            <text:p>[0.5266304485628026, 0.5204635354982576, 0.5895925263510589, 0.679812815781179]</text:p>
          </table:table-cell>
          <table:table-cell office:value-type="string" calcext:value-type="string">
            <text:p>[0.4867111090903587, 0.51373632257853, 0.5851091028710569, 0.6758484669158572]</text:p>
          </table:table-cell>
          <table:table-cell office:value-type="string" calcext:value-type="string">
            <text:p>[0.4493289406997352, 0.5173625693741029, 0.5921888174595433, 0.6797701918868843]</text:p>
          </table:table-cell>
          <table:table-cell office:value-type="string" calcext:value-type="string">
            <text:p>[0.5142840162215007, 0.5167335507656213, 0.5825108459639203, 0.6742194525176971]</text:p>
          </table:table-cell>
          <table:table-cell office:value-type="string" calcext:value-type="string">
            <text:p>[0.36666634945443355, 0.5157523196292004, 0.5885330609521148, 0.6763442010027626]</text:p>
          </table:table-cell>
          <table:table-cell office:value-type="string" calcext:value-type="string">
            <text:p>[0.541437456887868, 0.5199022227424049, 0.5794505411069615, 0.671956466249052]</text:p>
          </table:table-cell>
          <table:table-cell office:value-type="string" calcext:value-type="string">
            <text:p>[0.4333369152825782, 0.5220816048158884, 0.5952973472299841, 0.6779711967970843]</text:p>
          </table:table-cell>
          <table:table-cell office:value-type="string" calcext:value-type="string">
            <text:p>[0.5149635142702594, 0.5243196345075954, 0.5963224385837999, 0.6853961506635469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01']</text:p>
          </table:table-cell>
          <table:table-cell office:value-type="string" calcext:value-type="string">
            <text:p>['dh06']</text:p>
          </table:table-cell>
          <table:table-cell office:value-type="string" calcext:value-type="string">
            <text:p>['ap01']</text:p>
          </table:table-cell>
          <table:table-cell office:value-type="string" calcext:value-type="string">
            <text:p>['ap04']</text:p>
          </table:table-cell>
          <table:table-cell office:value-type="string" calcext:value-type="string">
            <text:p>['dh06']</text:p>
          </table:table-cell>
          <table:table-cell office:value-type="string" calcext:value-type="string">
            <text:p>['ap06']</text:p>
          </table:table-cell>
          <table:table-cell office:value-type="string" calcext:value-type="string">
            <text:p>['dh03']</text:p>
          </table:table-cell>
          <table:table-cell office:value-type="string" calcext:value-type="string">
            <text:p>['ap05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ap01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dh03', 'dh06']</text:p>
          </table:table-cell>
          <table:table-cell office:value-type="string" calcext:value-type="string">
            <text:p>['ap05', 'dh07']</text:p>
          </table:table-cell>
          <table:table-cell office:value-type="string" calcext:value-type="string">
            <text:p>['dh02', 'dh03']</text:p>
          </table:table-cell>
          <table:table-cell office:value-type="string" calcext:value-type="string">
            <text:p>['ap05', 'dh06']</text:p>
          </table:table-cell>
          <table:table-cell office:value-type="string" calcext:value-type="string">
            <text:p>['ap04', 'dh02']</text:p>
          </table:table-cell>
          <table:table-cell office:value-type="string" calcext:value-type="string">
            <text:p>['ap05', 'dh05']</text:p>
          </table:table-cell>
          <table:table-cell office:value-type="string" calcext:value-type="string">
            <text:p>['ap07', 'dh04']</text:p>
          </table:table-cell>
          <table:table-cell office:value-type="string" calcext:value-type="string">
            <text:p>['ap05', 'dh01']</text:p>
          </table:table-cell>
          <table:table-cell office:value-type="string" calcext:value-type="string">
            <text:p>['dh01', 'dh03']</text:p>
          </table:table-cell>
          <table:table-cell office:value-type="string" calcext:value-type="string">
            <text:p>['ap04', 'ap06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1', 'dh03', 'dh11']</text:p>
          </table:table-cell>
          <table:table-cell office:value-type="string" calcext:value-type="string">
            <text:p>['ap03', 'ap04', 'dh03']</text:p>
          </table:table-cell>
          <table:table-cell office:value-type="string" calcext:value-type="string">
            <text:p>['ap07', 'dh07', 'dh11']</text:p>
          </table:table-cell>
          <table:table-cell office:value-type="string" calcext:value-type="string">
            <text:p>['ap01', 'dh05', 'dh09']</text:p>
          </table:table-cell>
          <table:table-cell office:value-type="string" calcext:value-type="string">
            <text:p>['ap01', 'dh04', 'dh09']</text:p>
          </table:table-cell>
          <table:table-cell office:value-type="string" calcext:value-type="string">
            <text:p>['ap05', 'dh07', 'dh08']</text:p>
          </table:table-cell>
          <table:table-cell office:value-type="string" calcext:value-type="string">
            <text:p>['ap05', 'dh03', 'dh07']</text:p>
          </table:table-cell>
          <table:table-cell office:value-type="string" calcext:value-type="string">
            <text:p>['ap05', 'dh06', 'dh07']</text:p>
          </table:table-cell>
          <table:table-cell office:value-type="string" calcext:value-type="string">
            <text:p>['ap07', 'dh02', 'dh09']</text:p>
          </table:table-cell>
          <table:table-cell office:value-type="string" calcext:value-type="string">
            <text:p>['ap07', 'dh09', 'dh11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4', 'ap06', 'ap07', 'dh10']</text:p>
          </table:table-cell>
          <table:table-cell office:value-type="string" calcext:value-type="string">
            <text:p>['ap05', 'dh04', 'dh08', 'dh10']</text:p>
          </table:table-cell>
          <table:table-cell office:value-type="string" calcext:value-type="string">
            <text:p>['ap07', 'dh06', 'dh07', 'dh11']</text:p>
          </table:table-cell>
          <table:table-cell office:value-type="string" calcext:value-type="string">
            <text:p>['ap01', 'ap04', 'dh07', 'dh08']</text:p>
          </table:table-cell>
          <table:table-cell office:value-type="string" calcext:value-type="string">
            <text:p>['ap05', 'dh03', 'dh10', 'dh11']</text:p>
          </table:table-cell>
          <table:table-cell office:value-type="string" calcext:value-type="string">
            <text:p>['dh01', 'dh04', 'dh05', 'dh09']</text:p>
          </table:table-cell>
          <table:table-cell office:value-type="string" calcext:value-type="string">
            <text:p>['dh02', 'dh04', 'dh06', 'dh09']</text:p>
          </table:table-cell>
          <table:table-cell office:value-type="string" calcext:value-type="string">
            <text:p>['ap06', 'dh03', 'dh04', 'dh11']</text:p>
          </table:table-cell>
          <table:table-cell office:value-type="string" calcext:value-type="string">
            <text:p>['ap06', 'dh01', 'dh04', 'dh11']</text:p>
          </table:table-cell>
          <table:table-cell office:value-type="string" calcext:value-type="string">
            <text:p>['ap04', 'dh01', 'dh07', 'dh11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4', 'ap05', 'dh05', 'dh07', 'dh11']</text:p>
          </table:table-cell>
          <table:table-cell office:value-type="string" calcext:value-type="string">
            <text:p>['ap04', 'dh02', 'dh04', 'dh08', 'dh10']</text:p>
          </table:table-cell>
          <table:table-cell office:value-type="string" calcext:value-type="string">
            <text:p>['ap01', 'ap03', 'ap04', 'ap07', 'dh11']</text:p>
          </table:table-cell>
          <table:table-cell office:value-type="string" calcext:value-type="string">
            <text:p>['ap01', 'ap05', 'dh02', 'dh03', 'dh05']</text:p>
          </table:table-cell>
          <table:table-cell office:value-type="string" calcext:value-type="string">
            <text:p>['ap03', 'ap07', 'dh03', 'dh05', 'dh10']</text:p>
          </table:table-cell>
          <table:table-cell office:value-type="string" calcext:value-type="string">
            <text:p>['ap05', 'dh05', 'dh06', 'dh07', 'dh09']</text:p>
          </table:table-cell>
          <table:table-cell office:value-type="string" calcext:value-type="string">
            <text:p>['dh03', 'dh04', 'dh05', 'dh06', 'dh07']</text:p>
          </table:table-cell>
          <table:table-cell office:value-type="string" calcext:value-type="string">
            <text:p>['ap04', 'ap06', 'ap07', 'dh01', 'dh03']</text:p>
          </table:table-cell>
          <table:table-cell office:value-type="string" calcext:value-type="string">
            <text:p>['dh01', 'dh04', 'dh05', 'dh06', 'dh09']</text:p>
          </table:table-cell>
          <table:table-cell office:value-type="string" calcext:value-type="string">
            <text:p>['dh02', 'dh04', 'dh07', 'dh10', 'dh11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4', 'ap06', 'ap07', 'dh02', 'dh04', 'dh08']</text:p>
          </table:table-cell>
          <table:table-cell office:value-type="string" calcext:value-type="string">
            <text:p>['ap03', 'ap04', 'ap06', 'dh03', 'dh10', 'dh11']</text:p>
          </table:table-cell>
          <table:table-cell office:value-type="string" calcext:value-type="string">
            <text:p>['ap04', 'ap05', 'ap07', 'dh02', 'dh04', 'dh06']</text:p>
          </table:table-cell>
          <table:table-cell office:value-type="string" calcext:value-type="string">
            <text:p>['ap03', 'ap05', 'ap07', 'dh03', 'dh05', 'dh07']</text:p>
          </table:table-cell>
          <table:table-cell office:value-type="string" calcext:value-type="string">
            <text:p>['ap01', 'ap04', 'dh06', 'dh07', 'dh10', 'dh11']</text:p>
          </table:table-cell>
          <table:table-cell office:value-type="string" calcext:value-type="string">
            <text:p>['ap05', 'dh02', 'dh06', 'dh09', 'dh10', 'dh11']</text:p>
          </table:table-cell>
          <table:table-cell office:value-type="string" calcext:value-type="string">
            <text:p>['ap03', 'ap04', 'ap07', 'dh04', 'dh05', 'dh07']</text:p>
          </table:table-cell>
          <table:table-cell office:value-type="string" calcext:value-type="string">
            <text:p>['ap01', 'ap06', 'dh01', 'dh02', 'dh03', 'dh05']</text:p>
          </table:table-cell>
          <table:table-cell office:value-type="string" calcext:value-type="string">
            <text:p>['ap01', 'ap04', 'ap05', 'ap07', 'dh03', 'dh05']</text:p>
          </table:table-cell>
          <table:table-cell office:value-type="string" calcext:value-type="string">
            <text:p>['ap04', 'ap05', 'ap06', 'dh04', 'dh05', 'dh06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4', 'ap06', 'ap07', 'dh02', 'dh04', 'dh08', 'dh11']</text:p>
          </table:table-cell>
          <table:table-cell office:value-type="string" calcext:value-type="string">
            <text:p>['ap01', 'ap05', 'ap07', 'dh01', 'dh06', 'dh10', 'dh11']</text:p>
          </table:table-cell>
          <table:table-cell office:value-type="string" calcext:value-type="string">
            <text:p>['ap01', 'ap03', 'ap07', 'dh03', 'dh05', 'dh08', 'dh09']</text:p>
          </table:table-cell>
          <table:table-cell office:value-type="string" calcext:value-type="string">
            <text:p>['ap01', 'ap04', 'ap07', 'dh02', 'dh03', 'dh04', 'dh05']</text:p>
          </table:table-cell>
          <table:table-cell office:value-type="string" calcext:value-type="string">
            <text:p>['ap04', 'ap05', 'ap06', 'dh01', 'dh02', 'dh05', 'dh10']</text:p>
          </table:table-cell>
          <table:table-cell office:value-type="string" calcext:value-type="string">
            <text:p>['ap04', 'ap07', 'dh01', 'dh02', 'dh08', 'dh09', 'dh10']</text:p>
          </table:table-cell>
          <table:table-cell office:value-type="string" calcext:value-type="string">
            <text:p>['ap01', 'ap03', 'ap05', 'dh02', 'dh05', 'dh08', 'dh10']</text:p>
          </table:table-cell>
          <table:table-cell office:value-type="string" calcext:value-type="string">
            <text:p>['ap01', 'ap03', 'ap06', 'ap07', 'dh04', 'dh09', 'dh10']</text:p>
          </table:table-cell>
          <table:table-cell office:value-type="string" calcext:value-type="string">
            <text:p>['ap04', 'ap06', 'dh02', 'dh05', 'dh06', 'dh08', 'dh11']</text:p>
          </table:table-cell>
          <table:table-cell office:value-type="string" calcext:value-type="string">
            <text:p>['ap04', 'ap05', 'ap06', 'dh06', 'dh07', 'dh10', 'dh11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4', 'ap05', 'ap06', 'dh02', 'dh05', 'dh06', 'dh07', 'dh10']</text:p>
          </table:table-cell>
          <table:table-cell office:value-type="string" calcext:value-type="string">
            <text:p>['ap03', 'ap04', 'ap07', 'dh01', 'dh05', 'dh06', 'dh09', 'dh11']</text:p>
          </table:table-cell>
          <table:table-cell office:value-type="string" calcext:value-type="string">
            <text:p>['ap01', 'ap03', 'ap07', 'dh04', 'dh06', 'dh08', 'dh09', 'dh10']</text:p>
          </table:table-cell>
          <table:table-cell office:value-type="string" calcext:value-type="string">
            <text:p>['ap01', 'ap05', 'ap06', 'dh04', 'dh05', 'dh09', 'dh10', 'dh11']</text:p>
          </table:table-cell>
          <table:table-cell office:value-type="string" calcext:value-type="string">
            <text:p>['ap01', 'ap06', 'ap07', 'dh02', 'dh04', 'dh07', 'dh09', 'dh10']</text:p>
          </table:table-cell>
          <table:table-cell office:value-type="string" calcext:value-type="string">
            <text:p>['ap01', 'ap04', 'dh01', 'dh05', 'dh07', 'dh09', 'dh10', 'dh11']</text:p>
          </table:table-cell>
          <table:table-cell office:value-type="string" calcext:value-type="string">
            <text:p>['ap04', 'ap05', 'ap06', 'ap07', 'dh01', 'dh04', 'dh06', 'dh09']</text:p>
          </table:table-cell>
          <table:table-cell office:value-type="string" calcext:value-type="string">
            <text:p>['ap01', 'ap04', 'ap06', 'ap07', 'dh03', 'dh06', 'dh10', 'dh11']</text:p>
          </table:table-cell>
          <table:table-cell office:value-type="string" calcext:value-type="string">
            <text:p>['ap01', 'ap03', 'ap04', 'dh03', 'dh04', 'dh06', 'dh07', 'dh11']</text:p>
          </table:table-cell>
          <table:table-cell office:value-type="string" calcext:value-type="string">
            <text:p>['ap01', 'ap05', 'ap06', 'dh01', 'dh02', 'dh04', 'dh05', 'dh07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3', 'ap07', 'dh03', 'dh04', 'dh05', 'dh07', 'dh08', 'dh09', 'dh11']</text:p>
          </table:table-cell>
          <table:table-cell office:value-type="string" calcext:value-type="string">
            <text:p>['ap01', 'ap04', 'ap06', 'ap07', 'dh04', 'dh05', 'dh07', 'dh10', 'dh11']</text:p>
          </table:table-cell>
          <table:table-cell office:value-type="string" calcext:value-type="string">
            <text:p>['ap01', 'ap07', 'dh01', 'dh02', 'dh03', 'dh05', 'dh07', 'dh08', 'dh11']</text:p>
          </table:table-cell>
          <table:table-cell office:value-type="string" calcext:value-type="string">
            <text:p>['ap01', 'ap06', 'dh03', 'dh04', 'dh05', 'dh06', 'dh07', 'dh09', 'dh11']</text:p>
          </table:table-cell>
          <table:table-cell office:value-type="string" calcext:value-type="string">
            <text:p>['ap01', 'ap05', 'ap06', 'dh02', 'dh03', 'dh07', 'dh08', 'dh09', 'dh10']</text:p>
          </table:table-cell>
          <table:table-cell office:value-type="string" calcext:value-type="string">
            <text:p>['ap03', 'dh01', 'dh03', 'dh06', 'dh07', 'dh08', 'dh09', 'dh10', 'dh11']</text:p>
          </table:table-cell>
          <table:table-cell office:value-type="string" calcext:value-type="string">
            <text:p>['ap03', 'ap04', 'ap07', 'dh03', 'dh04', 'dh05', 'dh09', 'dh10', 'dh11']</text:p>
          </table:table-cell>
          <table:table-cell office:value-type="string" calcext:value-type="string">
            <text:p>['ap03', 'ap06', 'ap07', 'dh01', 'dh03', 'dh05', 'dh07', 'dh08', 'dh10']</text:p>
          </table:table-cell>
          <table:table-cell office:value-type="string" calcext:value-type="string">
            <text:p>['ap01', 'ap06', 'dh01', 'dh02', 'dh03', 'dh04', 'dh06', 'dh07', 'dh10']</text:p>
          </table:table-cell>
          <table:table-cell office:value-type="string" calcext:value-type="string">
            <text:p>['ap04', 'ap05', 'dh02', 'dh04', 'dh06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3', 'ap05', 'ap07', 'dh01', 'dh04', 'dh05', 'dh06', 'dh07', 'dh08', 'dh11']</text:p>
          </table:table-cell>
          <table:table-cell office:value-type="string" calcext:value-type="string">
            <text:p>['ap01', 'ap03', 'ap05', 'ap06', 'dh05', 'dh06', 'dh07', 'dh08', 'dh10', 'dh11']</text:p>
          </table:table-cell>
          <table:table-cell office:value-type="string" calcext:value-type="string">
            <text:p>['ap01', 'ap03', 'ap04', 'ap06', 'ap07', 'dh03', 'dh04', 'dh07', 'dh09', 'dh10']</text:p>
          </table:table-cell>
          <table:table-cell office:value-type="string" calcext:value-type="string">
            <text:p>['ap03', 'ap06', 'ap07', 'dh02', 'dh03', 'dh04', 'dh06', 'dh07', 'dh09', 'dh10']</text:p>
          </table:table-cell>
          <table:table-cell office:value-type="string" calcext:value-type="string">
            <text:p>['ap03', 'ap04', 'ap06', 'ap07', 'dh01', 'dh03', 'dh07', 'dh08', 'dh09', 'dh10']</text:p>
          </table:table-cell>
          <table:table-cell office:value-type="string" calcext:value-type="string">
            <text:p>['ap04', 'ap06', 'dh03', 'dh04', 'dh05', 'dh06', 'dh07', 'dh08', 'dh09', 'dh11']</text:p>
          </table:table-cell>
          <table:table-cell office:value-type="string" calcext:value-type="string">
            <text:p>['ap01', 'ap04', 'ap05', 'ap06', 'dh02', 'dh03', 'dh04', 'dh06', 'dh07', 'dh09']</text:p>
          </table:table-cell>
          <table:table-cell office:value-type="string" calcext:value-type="string">
            <text:p>['ap03', 'ap04', 'ap06', 'dh01', 'dh02', 'dh07', 'dh08', 'dh09', 'dh10', 'dh11']</text:p>
          </table:table-cell>
          <table:table-cell office:value-type="string" calcext:value-type="string">
            <text:p>['ap01', 'ap04', 'ap05', 'dh01', 'dh02', 'dh05', 'dh06', 'dh07', 'dh08', 'dh10']</text:p>
          </table:table-cell>
          <table:table-cell office:value-type="string" calcext:value-type="string">
            <text:p>['ap01', 'ap04', 'ap05', 'ap06', 'ap07', 'dh03', 'dh07', 'dh08', 'dh09', 'dh10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1', 'ap03', 'ap04', 'ap06', 'ap07', 'dh01', 'dh03', 'dh04', 'dh07', 'dh08', 'dh11']</text:p>
          </table:table-cell>
          <table:table-cell office:value-type="string" calcext:value-type="string">
            <text:p>['ap01', 'ap03', 'ap04', 'ap05', 'ap06', 'dh01', 'dh02', 'dh07', 'dh08', 'dh09', 'dh11']</text:p>
          </table:table-cell>
          <table:table-cell office:value-type="string" calcext:value-type="string">
            <text:p>['ap01', 'ap03', 'ap04', 'ap05', 'ap06', 'dh01', 'dh03', 'dh04', 'dh08', 'dh09', 'dh10']</text:p>
          </table:table-cell>
          <table:table-cell office:value-type="string" calcext:value-type="string">
            <text:p>['ap03', 'ap04', 'ap07', 'dh01', 'dh02', 'dh03', 'dh04', 'dh06', 'dh07', 'dh08', 'dh10']</text:p>
          </table:table-cell>
          <table:table-cell office:value-type="string" calcext:value-type="string">
            <text:p>['ap04', 'ap05', 'ap06', 'ap07', 'dh02', 'dh03', 'dh04', 'dh05', 'dh06', 'dh07', 'dh09']</text:p>
          </table:table-cell>
          <table:table-cell office:value-type="string" calcext:value-type="string">
            <text:p>['ap03', 'ap04', 'ap05', 'ap06', 'ap07', 'dh02', 'dh03', 'dh07', 'dh09', 'dh10', 'dh11']</text:p>
          </table:table-cell>
          <table:table-cell office:value-type="string" calcext:value-type="string">
            <text:p>['ap01', 'ap06', 'ap07', 'dh02', 'dh03', 'dh04', 'dh05', 'dh06', 'dh07', 'dh08', 'dh10']</text:p>
          </table:table-cell>
          <table:table-cell office:value-type="string" calcext:value-type="string">
            <text:p>['ap01', 'ap03', 'ap05', 'ap06', 'ap07', 'dh02', 'dh04', 'dh07', 'dh08', 'dh09', 'dh10']</text:p>
          </table:table-cell>
          <table:table-cell office:value-type="string" calcext:value-type="string">
            <text:p>['ap01', 'ap04', 'ap07', 'dh01', 'dh03', 'dh04', 'dh05', 'dh06', 'dh07', 'dh10', 'dh11']</text:p>
          </table:table-cell>
          <table:table-cell office:value-type="string" calcext:value-type="string">
            <text:p>['ap01', 'ap04', 'ap07', 'dh02', 'dh03', 'dh04', 'dh05', 'dh07', 'dh08', 'dh09', 'dh10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4', 'ap05', 'ap06', 'dh01', 'dh02', 'dh03', 'dh04', 'dh06', 'dh07', 'dh09', 'dh10', 'dh11']</text:p>
          </table:table-cell>
          <table:table-cell office:value-type="string" calcext:value-type="string">
            <text:p>['ap01', 'ap03', 'ap04', 'ap05', 'ap07', 'dh02', 'dh03', 'dh04', 'dh05', 'dh06', 'dh09', 'dh10']</text:p>
          </table:table-cell>
          <table:table-cell office:value-type="string" calcext:value-type="string">
            <text:p>['ap03', 'ap05', 'ap06', 'ap07', 'dh01', 'dh04', 'dh05', 'dh06', 'dh07', 'dh08', 'dh10', 'dh11']</text:p>
          </table:table-cell>
          <table:table-cell office:value-type="string" calcext:value-type="string">
            <text:p>['ap04', 'ap06', 'ap07', 'dh01', 'dh02', 'dh03', 'dh04', 'dh05', 'dh06', 'dh07', 'dh08', 'dh11']</text:p>
          </table:table-cell>
          <table:table-cell office:value-type="string" calcext:value-type="string">
            <text:p>['ap01', 'ap03', 'ap05', 'ap07', 'dh01', 'dh02', 'dh03', 'dh04', 'dh06', 'dh08', 'dh10', 'dh11']</text:p>
          </table:table-cell>
          <table:table-cell office:value-type="string" calcext:value-type="string">
            <text:p>['ap01', 'ap03', 'ap05', 'ap06', 'ap07', 'dh01', 'dh05', 'dh06', 'dh07', 'dh08', 'dh10', 'dh11']</text:p>
          </table:table-cell>
          <table:table-cell office:value-type="string" calcext:value-type="string">
            <text:p>['ap01', 'ap04', 'ap05', 'ap06', 'ap07', 'dh02', 'dh03', 'dh04', 'dh05', 'dh07', 'dh08', 'dh09']</text:p>
          </table:table-cell>
          <table:table-cell office:value-type="string" calcext:value-type="string">
            <text:p>['ap01', 'ap03', 'ap04', 'ap06', 'dh03', 'dh04', 'dh05', 'dh06', 'dh07', 'dh08', 'dh09', 'dh10']</text:p>
          </table:table-cell>
          <table:table-cell office:value-type="string" calcext:value-type="string">
            <text:p>['ap01', 'ap03', 'ap04', 'ap06', 'ap07', 'dh02', 'dh04', 'dh07', 'dh08', 'dh09', 'dh10', 'dh11']</text:p>
          </table:table-cell>
          <table:table-cell office:value-type="string" calcext:value-type="string">
            <text:p>['ap01', 'ap03', 'ap04', 'ap05', 'ap06', 'dh01', 'dh02', 'dh03', 'dh06', 'dh07', 'dh10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4', 'ap05', 'ap06', 'ap07', 'dh01', 'dh03', 'dh05', 'dh06', 'dh08', 'dh09', 'dh10']</text:p>
          </table:table-cell>
          <table:table-cell office:value-type="string" calcext:value-type="string">
            <text:p>['ap01', 'ap03', 'ap04', 'ap05', 'ap06', 'ap07', 'dh01', 'dh04', 'dh05', 'dh08', 'dh09', 'dh10', 'dh11']</text:p>
          </table:table-cell>
          <table:table-cell office:value-type="string" calcext:value-type="string">
            <text:p>['ap01', 'ap03', 'ap04', 'ap06', 'dh01', 'dh02', 'dh04', 'dh05', 'dh07', 'dh08', 'dh09', 'dh10', 'dh11']</text:p>
          </table:table-cell>
          <table:table-cell office:value-type="string" calcext:value-type="string">
            <text:p>['ap04', 'ap05', 'ap06', 'dh02', 'dh03', 'dh04', 'dh05', 'dh06', 'dh07', 'dh08', 'dh09', 'dh10', 'dh11']</text:p>
          </table:table-cell>
          <table:table-cell office:value-type="string" calcext:value-type="string">
            <text:p>['ap01', 'ap04', 'ap05', 'ap06', 'dh01', 'dh02', 'dh03', 'dh04', 'dh06', 'dh08', 'dh09', 'dh10', 'dh11']</text:p>
          </table:table-cell>
          <table:table-cell office:value-type="string" calcext:value-type="string">
            <text:p>['ap01', 'ap03', 'ap04', 'ap05', 'ap06', 'ap07', 'dh03', 'dh04', 'dh05', 'dh06', 'dh07', 'dh09', 'dh10']</text:p>
          </table:table-cell>
          <table:table-cell office:value-type="string" calcext:value-type="string">
            <text:p>['ap04', 'ap05', 'ap06', 'ap07', 'dh01', 'dh04', 'dh05', 'dh06', 'dh07', 'dh08', 'dh09', 'dh10', 'dh11']</text:p>
          </table:table-cell>
          <table:table-cell office:value-type="string" calcext:value-type="string">
            <text:p>['ap01', 'ap03', 'ap04', 'ap07', 'dh01', 'dh02', 'dh03', 'dh04', 'dh05', 'dh06', 'dh09', 'dh10', 'dh11']</text:p>
          </table:table-cell>
          <table:table-cell office:value-type="string" calcext:value-type="string">
            <text:p>['ap01', 'ap04', 'ap05', 'ap06', 'dh01', 'dh02', 'dh03', 'dh05', 'dh06', 'dh07', 'dh09', 'dh10', 'dh11']</text:p>
          </table:table-cell>
          <table:table-cell office:value-type="string" calcext:value-type="string">
            <text:p>['ap01', 'ap03', 'ap06', 'dh01', 'dh02', 'dh03', 'dh04', 'dh05', 'dh06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5', 'ap06', 'ap07', 'dh01', 'dh03', 'dh04', 'dh05', 'dh06', 'dh08', 'dh09', 'dh11']</text:p>
          </table:table-cell>
          <table:table-cell office:value-type="string" calcext:value-type="string">
            <text:p>['ap01', 'ap03', 'ap04', 'ap05', 'ap06', 'dh01', 'dh03', 'dh05', 'dh06', 'dh07', 'dh08', 'dh09', 'dh10', 'dh11']</text:p>
          </table:table-cell>
          <table:table-cell office:value-type="string" calcext:value-type="string">
            <text:p>['ap01', 'ap03', 'ap04', 'ap05', 'ap07', 'dh01', 'dh03', 'dh04', 'dh06', 'dh07', 'dh08', 'dh09', 'dh10', 'dh11']</text:p>
          </table:table-cell>
          <table:table-cell office:value-type="string" calcext:value-type="string">
            <text:p>['ap01', 'ap03', 'ap06', 'ap07', 'dh01', 'dh02', 'dh03', 'dh04', 'dh05', 'dh06', 'dh08', 'dh09', 'dh10', 'dh11']</text:p>
          </table:table-cell>
          <table:table-cell office:value-type="string" calcext:value-type="string">
            <text:p>['ap01', 'ap03', 'ap04', 'ap06', 'ap07', 'dh01', 'dh03', 'dh04', 'dh05', 'dh07', 'dh08', 'dh09', 'dh10', 'dh11']</text:p>
          </table:table-cell>
          <table:table-cell office:value-type="string" calcext:value-type="string">
            <text:p>['ap01', 'ap03', 'ap04', 'ap06', 'ap07', 'dh01', 'dh03', 'dh04', 'dh05', 'dh06', 'dh08', 'dh09', 'dh10', 'dh11']</text:p>
          </table:table-cell>
          <table:table-cell office:value-type="string" calcext:value-type="string">
            <text:p>['ap01', 'ap03', 'ap04', 'ap05', 'ap06', 'ap07', 'dh02', 'dh03', 'dh04', 'dh06', 'dh07', 'dh08', 'dh09', 'dh11']</text:p>
          </table:table-cell>
          <table:table-cell office:value-type="string" calcext:value-type="string">
            <text:p>['ap01', 'ap03', 'ap04', 'ap05', 'ap06', 'ap07', 'dh03', 'dh04', 'dh05', 'dh06', 'dh08', 'dh09', 'dh10', 'dh11']</text:p>
          </table:table-cell>
          <table:table-cell office:value-type="string" calcext:value-type="string">
            <text:p>['ap01', 'ap03', 'ap04', 'ap05', 'ap06', 'ap07', 'dh02', 'dh04', 'dh05', 'dh06', 'dh08', 'dh09', 'dh10', 'dh11']</text:p>
          </table:table-cell>
          <table:table-cell office:value-type="string" calcext:value-type="string">
            <text:p>['ap01', 'ap04', 'ap05', 'ap06', 'ap07', 'dh01', 'dh02', 'dh03', 'dh05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5', 'ap06', 'ap07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3', 'dh04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1']</text:p>
          </table:table-cell>
          <table:table-cell office:value-type="string" calcext:value-type="string">
            <text:p>['ap01', 'ap03', 'ap05', 'ap06', 'ap07', 'dh01', 'dh02', 'dh03', 'dh05', 'dh06', 'dh07', 'dh08', 'dh09', 'dh10', 'dh11']</text:p>
          </table:table-cell>
          <table:table-cell office:value-type="string" calcext:value-type="string">
            <text:p>['ap01', 'ap03', 'ap04', 'ap05', 'ap06', 'ap07', 'dh01', 'dh02', 'dh04', 'dh06', 'dh07', 'dh08', 'dh09', 'dh10', 'dh11']</text:p>
          </table:table-cell>
          <table:table-cell office:value-type="string" calcext:value-type="string">
            <text:p>['ap01', 'ap03', 'ap04', 'ap05', 'ap07', 'dh02', 'dh03', 'dh04', 'dh05', 'dh06', 'dh07', 'dh08', 'dh09', 'dh10', 'dh11']</text:p>
          </table:table-cell>
          <table:table-cell office:value-type="string" calcext:value-type="string">
            <text:p>['ap01', 'ap03', 'ap04', 'ap06', 'ap07', 'dh02', 'dh03', 'dh04', 'dh05', 'dh06', 'dh07', 'dh08', 'dh09', 'dh10', 'dh11']</text:p>
          </table:table-cell>
          <table:table-cell office:value-type="string" calcext:value-type="string">
            <text:p>['ap01', 'ap04', 'ap05', 'ap06', 'dh01', 'dh02', 'dh03', 'dh04', 'dh05', 'dh06', 'dh07', 'dh08', 'dh09', 'dh10', 'dh11']</text:p>
          </table:table-cell>
          <table:table-cell office:value-type="string" calcext:value-type="string">
            <text:p>['ap03', 'ap04', 'ap05', 'ap06', 'ap07', 'dh01', 'dh02', 'dh03', 'dh04', 'dh05', 'dh06', 'dh08', 'dh09', 'dh10', 'dh11']</text:p>
          </table:table-cell>
          <table:table-cell office:value-type="string" calcext:value-type="string">
            <text:p>['ap01', 'ap03', 'ap04', 'ap05', 'ap06', 'dh01', 'dh02', 'dh03', 'dh04', 'dh05', 'dh06', 'dh07', 'dh08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string" calcext:value-type="string">
            <text:p>['ap01', 'ap03', 'ap04', 'ap05', 'ap06', 'ap07', 'dh01', 'dh02', 'dh03', 'dh04', 'dh05', 'dh06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3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3', 'dh04', 'dh05', 'dh06', 'dh07', 'dh08', 'dh09', 'dh10', 'dh11']</text:p>
          </table:table-cell>
          <table:table-cell office:value-type="string" calcext:value-type="string">
            <text:p>['ap01', 'ap03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office:value-type="string" calcext:value-type="string">
            <text:p>['ap01', 'ap03', 'ap04', 'ap05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